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Comfortaa" svg:font-family="Comfortaa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" svg:font-family="Ubuntu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1.822in"/>
    </style:style>
    <style:style style:name="co4" style:family="table-column">
      <style:table-column-properties fo:break-before="auto" style:column-width="1.8756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2.5409in"/>
    </style:style>
    <style:style style:name="co7" style:family="table-column">
      <style:table-column-properties fo:break-before="auto" style:column-width="1.4854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2.248in"/>
    </style:style>
    <style:style style:name="co11" style:family="table-column">
      <style:table-column-properties fo:break-before="auto" style:column-width="1.572in"/>
    </style:style>
    <style:style style:name="co12" style:family="table-column">
      <style:table-column-properties fo:break-before="auto" style:column-width="1.922in"/>
    </style:style>
    <style:style style:name="co13" style:family="table-column">
      <style:table-column-properties fo:break-before="auto" style:column-width="1.3453in"/>
    </style:style>
    <style:style style:name="co14" style:family="table-column">
      <style:table-column-properties fo:break-before="auto" style:column-width="2.4335in"/>
    </style:style>
    <style:style style:name="co15" style:family="table-column">
      <style:table-column-properties fo:break-before="auto" style:column-width="1.2327in"/>
    </style:style>
    <style:style style:name="co16" style:family="table-column">
      <style:table-column-properties fo:break-before="auto" style:column-width="1.5972in"/>
    </style:style>
    <style:style style:name="co17" style:family="table-column">
      <style:table-column-properties fo:break-before="auto" style:column-width="1.7154in"/>
    </style:style>
    <style:style style:name="co18" style:family="table-column">
      <style:table-column-properties fo:break-before="auto" style:column-width="1.6618in"/>
    </style:style>
    <style:style style:name="co19" style:family="table-column">
      <style:table-column-properties fo:break-before="auto" style:column-width="1.7689in"/>
    </style:style>
    <style:style style:name="ro1" style:family="table-row">
      <style:table-row-properties style:row-height="0.3075in" fo:break-before="auto" style:use-optimal-row-height="true"/>
    </style:style>
    <style:style style:name="ro2" style:family="table-row">
      <style:table-row-properties style:row-height="0.2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3035in" fo:break-before="auto" style:use-optimal-row-height="true"/>
    </style:style>
    <style:style style:name="ro9" style:family="table-row">
      <style:table-row-properties style:row-height="0.3201in" fo:break-before="auto" style:use-optimal-row-height="true"/>
    </style:style>
    <style:style style:name="ro10" style:family="table-row">
      <style:table-row-properties style:row-height="0.2244in" fo:break-before="auto" style:use-optimal-row-height="true"/>
    </style:style>
    <style:style style:name="ta1" style:family="table" style:master-page-name="PageStyle_5f_Boondia">
      <style:table-properties table:display="true" style:writing-mode="lr-tb" table:tab-color="#afd095"/>
    </style:style>
    <style:style style:name="ta2" style:family="table" style:master-page-name="PageStyle_5f_Boondia">
      <style:table-properties table:display="true" style:writing-mode="lr-tb" table:tab-color="#8d1d75"/>
    </style:style>
    <style:style style:name="ta3" style:family="table" style:master-page-name="PageStyle_5f_Boondia">
      <style:table-properties table:display="true" style:writing-mode="lr-tb" table:tab-color="#ffffff"/>
    </style:style>
    <style:style style:name="ta4" style:family="table" style:master-page-name="PageStyle_5f_Boondia">
      <style:table-properties table:display="true" style:writing-mode="lr-tb" table:tab-color="#90cafa"/>
    </style:style>
    <style:style style:name="ta5" style:family="table" style:master-page-name="PageStyle_5f_Boondia">
      <style:table-properties table:display="true" style:writing-mode="lr-tb" table:tab-color="#ea4335"/>
    </style:style>
    <style:style style:name="ta6" style:family="table" style:master-page-name="PageStyle_5f_Boondia">
      <style:table-properties table:display="true" style:writing-mode="lr-tb" table:tab-color="#d4ea6b"/>
    </style:style>
    <style:style style:name="ta7" style:family="table" style:master-page-name="PageStyle_5f_Boondia">
      <style:table-properties table:display="true" style:writing-mode="lr-tb" table:tab-color="#ff9900"/>
    </style:style>
    <style:style style:name="ta8" style:family="table" style:master-page-name="PageStyle_5f_Boondia">
      <style:table-properties table:display="true" style:writing-mode="lr-tb" table:tab-color="#00bfff"/>
    </style:style>
    <style:style style:name="ta9" style:family="table" style:master-page-name="PageStyle_5f_TOTALE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5">
      <number:day/>
      <number:text>. </number:text>
      <number:month number:textual="true"/>
      <number:text>. </number:text>
      <number:year number:style="long"/>
    </number:date-style>
    <style:style style:name="ce2" style:family="table-cell" style:parent-style-name="Default" style:data-style-name="N137">
      <style:table-cell-properties fo:background-color="#000000" style:text-align-source="fix" style:repeat-content="false" fo:wrap-option="no-wrap" fo:border="none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" style:family="table-cell" style:parent-style-name="Default" style:data-style-name="N45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" style:family="table-cell" style:parent-style-name="Default" style:data-style-name="N37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" style:family="table-cell" style:parent-style-name="Default" style:data-style-name="N137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48" style:family="table-cell" style:parent-style-name="Default" style:data-style-name="N37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9" style:family="table-cell" style:parent-style-name="Default" style:data-style-name="N137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12" style:family="table-cell" style:parent-style-name="Default" style:data-style-name="N137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0555in" style:shadow="none"/>
      <style:paragraph-properties fo:text-align="center"/>
      <style:text-properties fo:color="#ffffff"/>
    </style:style>
    <style:style style:name="ce15" style:family="table-cell" style:parent-style-name="Default" style:data-style-name="N121">
      <style:table-cell-properties fo:background-color="#000000" style:text-align-source="fix" style:repeat-content="false" fo:wrap-option="no-wrap" fo:border="none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7" style:family="table-cell" style:parent-style-name="Default" style:data-style-name="N121">
      <style:table-cell-properties fo:background-color="#000000" style:text-align-source="fix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8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9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4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6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32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33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padding="0.0555in"/>
      <style:paragraph-properties fo:text-align="center"/>
      <style:text-properties fo:color="#bbe33d" fo:font-weight="bold" style:font-weight-asian="bold" style:font-weight-complex="bold"/>
    </style:style>
    <style:style style:name="ce38" style:family="table-cell" style:parent-style-name="Default" style:data-style-name="N121">
      <style:table-cell-properties fo:background-color="#000000" style:text-align-source="fix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4" style:family="table-cell" style:parent-style-name="Default" style:data-style-name="N121">
      <style:table-cell-properties fo:background-color="#000000"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 style:data-style-name="N121">
      <style:table-cell-properties fo:padding="0.0555in" style:rotation-align="non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 style:data-style-name="N121">
      <style:table-cell-properties fo:background-color="transparent" fo:padding="0.0555in" style:rotation-align="non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 style:data-style-name="N121">
      <style:table-cell-properties fo:background-color="transparent" fo:padding="0.0555in" style:rotation-align="none"/>
      <style:text-properties fo:color="#ff6d6d" style:text-outline="false" style:text-line-through-style="none" style:text-line-through-type="none" style:font-name="Fira Mono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4" style:family="table-cell" style:parent-style-name="Default" style:data-style-name="N121">
      <style:table-cell-properties fo:padding="0.0555in" style:rotation-align="none"/>
      <style:text-properties fo:color="#ff6d6d" style:text-outline="false" style:text-line-through-style="none" style:text-line-through-type="none" style:font-name="Fira Mono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5" style:family="table-cell" style:parent-style-name="Default">
      <style:table-cell-properties fo:padding="0.0555in"/>
      <style:text-properties fo:color="#ff6d6d" style:font-name="Fira Mono" fo:font-size="13pt" fo:font-weight="bold" style:font-size-asian="13pt" style:font-weight-asian="bold" style:font-size-complex="13pt" style:font-weight-complex="bold"/>
    </style:style>
    <style:style style:name="ce106" style:family="table-cell" style:parent-style-name="Default" style:data-style-name="N121">
      <style:table-cell-properties fo:background-color="#000000" style:text-align-source="fix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07" style:family="table-cell" style:parent-style-name="Default" style:data-style-name="N121">
      <style:table-cell-properties fo:background-color="#000000"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 style:data-style-name="N121">
      <style:table-cell-properties fo:background-color="#000000"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121">
      <style:table-cell-properties fo:padding="0.0555in" style:rotation-align="non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4" style:family="table-cell" style:parent-style-name="Default" style:data-style-name="N121">
      <style:table-cell-properties fo:background-color="transparent" fo:padding="0.0555in" style:rotation-align="non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6" style:family="table-cell" style:parent-style-name="Default" style:data-style-name="N121">
      <style:table-cell-properties fo:background-color="transparent" fo:padding="0.0555in" style:rotation-align="none"/>
      <style:text-properties fo:color="#90caf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21">
      <style:table-cell-properties fo:padding="0.0555in" style:rotation-align="none"/>
      <style:text-properties fo:color="#90caf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padding="0.0555in"/>
      <style:text-properties fo:color="#90cafa" fo:font-weight="bold" style:font-weight-asian="bold" style:font-weight-complex="bold"/>
    </style:style>
    <style:style style:name="ce127" style:family="table-cell" style:parent-style-name="Default">
      <style:table-cell-properties fo:background-color="#000000" style:text-align-source="fix" style:repeat-content="false" fo:wrap-option="no-wrap" fo:border="none" style:direction="ltr" fo:padding="0.0555in" style:rotation-angle="0" style:rotation-align="none" style:shadow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128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29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1a1d6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1a1d6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121">
      <style:table-cell-properties fo:background-color="#000000"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29fc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7" style:family="table-cell" style:parent-style-name="Default" style:data-style-name="N121">
      <style:table-cell-properties style:text-align-source="value-type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1a1d6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729fc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transparent" fo:padding="0.0555in"/>
    </style:style>
    <style:style style:name="ce146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47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50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52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6b4f1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53" style:family="table-cell" style:parent-style-name="Default">
      <style:table-cell-properties fo:background-color="#000000" style:text-align-source="fix" style:repeat-content="false" fo:padding="0.0555in" style:rotation-align="none"/>
      <style:paragraph-properties fo:text-align="start" fo:margin-left="0in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4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55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56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fo:background-color="#000000" style:text-align-source="fix" style:repeat-content="false" fo:padding="0.0555in" style:rotation-align="none"/>
      <style:paragraph-properties fo:text-align="start" fo:margin-left="0in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59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60" style:family="table-cell" style:parent-style-name="Default">
      <style:table-cell-properties fo:background-color="#000000" style:text-align-source="fix" style:repeat-content="false" fo:padding="0.0555in"/>
      <style:paragraph-properties fo:text-align="start" fo:margin-left="0in"/>
      <style:text-properties style:font-name="DejaVu Sans Mono" fo:font-size="12pt" style:font-size-asian="12pt" style:font-size-complex="12pt"/>
    </style:style>
    <style:style style:name="ce161" style:family="table-cell" style:parent-style-name="Default">
      <style:table-cell-properties style:text-align-source="fix" style:repeat-content="false" fo:padding="0.0555in" style:rotation-align="none"/>
      <style:paragraph-properties fo:text-align="start" fo:margin-left="0in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  <style:text-properties style:font-name="DejaVu Sans Mono"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 fo:padding="0.0555in"/>
      <style:paragraph-properties fo:text-align="start" fo:margin-left="0in"/>
    </style:style>
    <style:style style:name="ce166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c6b4f1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21">
      <style:table-cell-properties fo:background-color="#000000" fo:padding="0.0555in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1" style:family="table-cell" style:parent-style-name="Default" style:data-style-name="N121">
      <style:table-cell-properties fo:background-color="#000000" fo:padding="0.0555in" style:rotation-align="non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2" style:family="table-cell" style:parent-style-name="Default" style:data-style-name="N121">
      <style:table-cell-properties fo:background-color="#000000" fo:padding="0.0555in" style:rotation-align="non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fo:background-color="#000000"/>
    </style:style>
    <style:style style:name="ce174" style:family="table-cell" style:parent-style-name="Default" style:data-style-name="N121">
      <style:table-cell-properties fo:background-color="#000000"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76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38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39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26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padding="0.0555in"/>
    </style:style>
    <style:style style:name="ce18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omfortaa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18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84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85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87" style:family="table-cell" style:parent-style-name="Default" style:data-style-name="N0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88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190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91" style:family="table-cell" style:parent-style-name="Default" style:data-style-name="N137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192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193" style:family="table-cell" style:parent-style-name="Default" style:data-style-name="N137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197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200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2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203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204" style:family="table-cell" style:parent-style-name="Default" style:data-style-name="N121">
      <style:table-cell-properties fo:background-color="#000000" fo:padding="0.0555in" style:rotation-align="non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5" style:family="table-cell" style:parent-style-name="Default" style:data-style-name="N121">
      <style:table-cell-properties fo:background-color="#000000" fo:padding="0.0555in" style:rotation-align="none"/>
      <style:text-properties fo:color="#ff6d6d" style:text-outline="false" style:text-line-through-style="none" style:text-line-through-type="none" style:font-name="Fira Mono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06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Default" style:data-style-name="N121">
      <style:table-cell-properties fo:background-color="#000000" fo:padding="0.0555in" style:rotation-align="non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" style:family="table-cell" style:parent-style-name="Default" style:data-style-name="N121">
      <style:table-cell-properties fo:background-color="#000000" fo:padding="0.0555in" style:rotation-align="none"/>
      <style:text-properties fo:color="#90caf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9" style:family="table-cell" style:parent-style-name="Default">
      <style:table-cell-properties fo:background-color="#000000" style:text-align-source="fix" style:repeat-content="false" fo:padding="0.0555in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10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11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12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/>
    </style:style>
    <style:style style:name="ce213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</style:style>
    <style:style style:name="ce214" style:family="table-cell" style:parent-style-name="Default">
      <style:table-cell-properties fo:background-color="#000000" style:text-align-source="fix" style:repeat-content="false" fo:padding="0.0555in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15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17" style:family="table-cell" style:parent-style-name="Default">
      <style:table-cell-properties fo:background-color="#000000" style:text-align-source="fix" style:repeat-content="false" fo:padding="0.0555in" style:vertical-align="middle"/>
      <style:paragraph-properties fo:text-align="start" fo:margin-left="0in"/>
      <style:text-properties style:font-name="DejaVu Sans Mono" fo:font-size="12pt" style:font-size-asian="12pt" style:font-size-complex="12pt"/>
    </style:style>
    <style:style style:name="ce218" style:family="table-cell" style:parent-style-name="Default">
      <style:table-cell-properties style:text-align-source="fix" style:repeat-content="false" fo:padding="0.0555in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20" style:family="table-cell" style:parent-style-name="Default">
      <style:table-cell-properties style:text-align-source="fix" style:repeat-content="false" fo:background-color="transparent" fo:padding="0.0555in" style:vertical-align="middle"/>
      <style:paragraph-properties fo:text-align="start" fo:margin-left="0in"/>
      <style:text-properties style:font-name="DejaVu Sans Mono" fo:font-size="12pt" style:font-size-asian="12pt" style:font-size-complex="12pt"/>
    </style:style>
    <style:style style:name="ce222" style:family="table-cell" style:parent-style-name="Default">
      <style:table-cell-properties style:text-align-source="fix" style:repeat-content="false" fo:background-color="transparent" fo:padding="0.0555in" style:vertical-align="middle"/>
      <style:paragraph-properties fo:text-align="start" fo:margin-left="0in"/>
    </style:style>
    <style:style style:name="ce223" style:family="table-cell" style:parent-style-name="Default">
      <style:table-cell-properties style:text-align-source="fix" style:repeat-content="false" fo:padding="0.0555in" style:vertical-align="middle"/>
      <style:paragraph-properties fo:text-align="start" fo:margin-left="0in"/>
    </style:style>
    <style:style style:name="ce224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5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8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9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c6b4f1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0" style:family="table-cell" style:parent-style-name="Default" style:data-style-name="N121">
      <style:table-cell-properties fo:background-color="#000000" fo:padding="0.0555in" style:rotation-align="none" style:vertical-align="top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31" style:family="table-cell" style:parent-style-name="Default" style:data-style-name="N121">
      <style:table-cell-properties fo:background-color="#000000" fo:padding="0.0555in" style:rotation-align="none" style:vertical-align="top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2" style:family="table-cell" style:parent-style-name="Default" style:data-style-name="N121">
      <style:table-cell-properties fo:background-color="#000000" fo:padding="0.0555in" style:rotation-align="none" style:vertical-align="top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3" style:family="table-cell" style:parent-style-name="Default">
      <style:table-cell-properties fo:background-color="#000000" style:vertical-align="top"/>
    </style:style>
    <style:style style:name="ce237" style:family="table-cell" style:parent-style-name="Default" style:data-style-name="N121">
      <style:table-cell-properties fo:background-color="#000000" fo:padding="0.0555in" style:rotation-align="none" style:vertical-align="top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38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42" style:family="table-cell" style:parent-style-name="Default" style:data-style-name="N121">
      <style:table-cell-properties fo:background-color="#000000" fo:padding="0.0555in" style:rotation-align="none" style:vertical-align="top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 style:data-style-name="N121">
      <style:table-cell-properties fo:padding="0.0555in" style:rotation-align="none" style:vertical-align="top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49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50" style:family="table-cell" style:parent-style-name="Default" style:data-style-name="N121">
      <style:table-cell-properties fo:background-color="transparent" fo:padding="0.0555in" style:rotation-align="none" style:vertical-align="top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 style:data-style-name="N121">
      <style:table-cell-properties fo:background-color="transparent" fo:padding="0.0555in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 style:data-style-name="N121">
      <style:table-cell-properties fo:padding="0.0555in" style:rotation-align="none" style:vertical-align="top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>
      <style:table-cell-properties fo:padding="0.0555in" style:vertical-align="top"/>
    </style:style>
    <style:style style:name="ce257" style:family="table-cell" style:parent-style-name="Default" style:data-style-name="N121">
      <style:table-cell-properties fo:background-color="#000000" style:rotation-align="none"/>
      <style:text-properties fo:color="#000000" style:text-outline="false" style:text-line-through-style="none" style:text-line-through-type="none" style:font-name="Comfortaa" fo:font-size="11pt" fo:font-style="normal" fo:text-shadow="none" style:text-underline-style="none" fo:font-weight="normal" style:font-size-asian="11pt" style:font-style-asian="normal" style:font-weight-asian="normal" style:font-name-complex="Comfortaa" style:font-size-complex="11pt" style:font-style-complex="normal" style:font-weight-complex="normal"/>
    </style:style>
    <style:style style:name="ce258" style:family="table-cell" style:parent-style-name="Default" style:data-style-name="N137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59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60" style:family="table-cell" style:parent-style-name="Default" style:data-style-name="N137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1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263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76" style:family="table-cell" style:parent-style-name="Default" style:data-style-name="N137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padding="0.0555in" style:shadow="none"/>
      <style:paragraph-properties fo:text-align="center"/>
    </style:style>
    <style:style style:name="ce266" style:family="table-cell" style:parent-style-name="Default" style:data-style-name="N121">
      <style:table-cell-properties fo:background-color="#ffffff" fo:padding="0.0555in" style:rotation-align="none"/>
      <style:text-properties fo:color="#ff6d6d" style:text-outline="false" style:text-line-through-style="none" style:text-line-through-type="none" style:font-name="Fira Mono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67" style:family="table-cell" style:parent-style-name="Default">
      <style:table-cell-properties fo:background-color="#ffffff" fo:padding="0.0555in"/>
      <style:text-properties fo:color="#ff6d6d" style:font-name="Fira Mono" fo:font-size="13pt" fo:font-weight="bold" style:font-size-asian="13pt" style:font-weight-asian="bold" style:font-size-complex="13pt" style:font-weight-complex="bold"/>
    </style:style>
    <style:style style:name="ce268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69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70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71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a09cf8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272" style:family="table-cell" style:parent-style-name="Default">
      <style:table-cell-properties fo:background-color="#000000" style:text-align-source="fix" style:repeat-content="false" fo:padding="0.0555in" style:rotation-align="none"/>
      <style:paragraph-properties fo:text-align="start" fo:margin-left="0in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74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a09cf8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6" style:family="table-cell" style:parent-style-name="Default" style:data-style-name="N121">
      <style:table-cell-properties fo:background-color="#000000" fo:padding="0.0555in" style:rotation-align="non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277" style:family="table-cell" style:parent-style-name="Default" style:data-style-name="N45">
      <style:table-cell-properties fo:background-color="#000000" style:text-align-source="fix" style:repeat-content="false" fo:wrap-option="no-wrap" fo:border="none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0" style:family="table-cell" style:parent-style-name="Default" style:data-style-name="N137">
      <style:table-cell-properties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73" style:family="table-cell" style:parent-style-name="Default" style:data-style-name="N137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bold" style:font-size-asian="12pt" style:font-style-asian="normal" style:font-weight-asian="bold" style:font-name-complex="Ubuntu" style:font-size-complex="12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454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18" style:family="table-cell" style:parent-style-name="Default">
      <style:table-cell-properties fo:background-color="#000000"/>
      <style:text-properties fo:color="#bbe33d"/>
    </style:style>
    <style:style style:name="ce456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20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1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2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23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4" style:family="table-cell" style:parent-style-name="Default">
      <style:table-cell-properties style:text-align-source="fix" style:repeat-content="false" fo:padding="0.0555in"/>
      <style:paragraph-properties fo:text-align="center"/>
      <style:text-properties fo:color="#bbe33d"/>
    </style:style>
    <style:style style:name="ce325" style:family="table-cell" style:parent-style-name="Default" style:data-style-name="N121">
      <style:table-cell-properties fo:background-color="#000000" style:text-align-source="value-type" style:repeat-content="false" fo:wrap-option="no-wrap" fo:border="none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6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7" style:family="table-cell" style:parent-style-name="Default" style:data-style-name="N121">
      <style:table-cell-properties fo:background-color="#000000" fo:padding="0.0555in" style:rotation-align="non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8" style:family="table-cell" style:parent-style-name="Default">
      <style:table-cell-properties fo:background-color="#000000"/>
      <style:text-properties fo:color="#ff6d6d"/>
    </style:style>
    <style:style style:name="ce329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0" style:family="table-cell" style:parent-style-name="Default" style:data-style-name="N121">
      <style:table-cell-properties fo:padding="0.0555in" style:rotation-align="none"/>
      <style:text-properties fo:color="#ff6d6d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1" style:family="table-cell" style:parent-style-name="Default" style:data-style-name="N121">
      <style:table-cell-properties fo:background-color="transparent" fo:padding="0.0555in" style:rotation-align="none"/>
      <style:text-properties fo:color="#ff6d6d" style:text-outline="false" style:text-line-through-style="none" style:text-line-through-type="none" style:font-name="Fira Mono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32" style:family="table-cell" style:parent-style-name="Default" style:data-style-name="N121">
      <style:table-cell-properties fo:padding="0.0555in" style:rotation-align="none"/>
      <style:text-properties fo:color="#ff6d6d" style:text-outline="false" style:text-line-through-style="none" style:text-line-through-type="none" style:font-name="Fira Mono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33" style:family="table-cell" style:parent-style-name="Default">
      <style:table-cell-properties fo:padding="0.0555in"/>
      <style:text-properties fo:color="#ff6d6d" style:font-name="Fira Mono" fo:font-size="13pt" style:font-size-asian="13pt" style:font-size-complex="13pt"/>
    </style:style>
    <style:style style:name="ce334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>
      <style:table-cell-properties fo:background-color="#000000"/>
      <style:text-properties fo:color="#90cafa"/>
    </style:style>
    <style:style style:name="ce336" style:family="table-cell" style:parent-style-name="Default" style:data-style-name="N121">
      <style:table-cell-properties fo:background-color="#000000" fo:padding="0.0555in" style:rotation-align="non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7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8" style:family="table-cell" style:parent-style-name="Default" style:data-style-name="N121">
      <style:table-cell-properties fo:padding="0.0555in" style:rotation-align="non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9" style:family="table-cell" style:parent-style-name="Default" style:data-style-name="N121">
      <style:table-cell-properties fo:background-color="transparent" fo:padding="0.0555in" style:rotation-align="none"/>
      <style:text-properties fo:color="#90cafa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0" style:family="table-cell" style:parent-style-name="Default" style:data-style-name="N121">
      <style:table-cell-properties fo:background-color="transparent" fo:padding="0.0555in" style:rotation-align="none"/>
      <style:text-properties fo:color="#90caf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1" style:family="table-cell" style:parent-style-name="Default" style:data-style-name="N121">
      <style:table-cell-properties fo:padding="0.0555in" style:rotation-align="none"/>
      <style:text-properties fo:color="#90caf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2" style:family="table-cell" style:parent-style-name="Default">
      <style:table-cell-properties fo:padding="0.0555in"/>
      <style:text-properties fo:color="#90cafa"/>
    </style:style>
    <style:style style:name="ce343" style:family="table-cell" style:parent-style-name="Default">
      <style:table-cell-properties fo:background-color="#000000" style:text-align-source="fix" style:repeat-content="false" fo:wrap-option="no-wrap" fo:border="none" style:direction="ltr" fo:padding="0.0555in" style:rotation-angle="0" style:rotation-align="none" style:shadow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344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45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6" style:family="table-cell" style:parent-style-name="Default" style:data-style-name="N121">
      <style:table-cell-properties fo:background-color="#000000" fo:padding="0.0555in" style:rotation-align="non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7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b595f7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49" style:family="table-cell" style:parent-style-name="Default">
      <style:table-cell-properties fo:background-color="#000000" style:text-align-source="fix" style:repeat-content="false" fo:padding="0.0555in" style:rotation-align="none"/>
      <style:paragraph-properties fo:text-align="start" fo:margin-left="0in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50" style:family="table-cell" style:parent-style-name="Default">
      <style:table-cell-properties fo:background-color="#000000" style:text-align-source="fix" style:repeat-content="false" fo:padding="0.0555in"/>
      <style:paragraph-properties fo:text-align="start" fo:margin-left="0in"/>
      <style:text-properties fo:color="#ffffff" style:font-name="DejaVu Sans Mono" fo:font-size="12pt" style:font-size-asian="12pt" style:font-size-complex="12pt"/>
    </style:style>
    <style:style style:name="ce351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b595f7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2" style:family="table-cell" style:parent-style-name="Default" style:data-style-name="N121">
      <style:table-cell-properties fo:background-color="#000000" fo:padding="0.0555in" style:rotation-align="non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53" style:family="table-cell" style:parent-style-name="Default">
      <style:table-cell-properties fo:background-color="#000000"/>
      <style:text-properties fo:color="#ffffff"/>
    </style:style>
    <style:style style:name="ce354" style:family="table-cell" style:parent-style-name="Default" style:data-style-name="N0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 Mono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55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adow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93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57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95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59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60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1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62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Ubuntu" style:font-size-complex="12pt" style:font-style-complex="normal" style:font-weight-complex="normal"/>
    </style:style>
    <style:style style:name="ce363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fix" style:repeat-content="false" fo:padding="0.0555in"/>
      <style:paragraph-properties fo:text-align="center"/>
      <style:text-properties fo:color="#bbe33d" style:font-name="DejaVu Sans"/>
    </style:style>
    <style:style style:name="ce365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66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7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8" style:family="table-cell" style:parent-style-name="Default" style:data-style-name="N121">
      <style:table-cell-properties fo:background-color="#000000" fo:padding="0.0555in" style:rotation-align="non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9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0" style:family="table-cell" style:parent-style-name="Default" style:data-style-name="N121">
      <style:table-cell-properties fo:padding="0.0555in" style:rotation-align="non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1" style:family="table-cell" style:parent-style-name="Default" style:data-style-name="N121">
      <style:table-cell-properties fo:background-color="transparent" fo:padding="0.0555in" style:rotation-align="none"/>
      <style:text-properties fo:color="#ff6d6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2" style:family="table-cell" style:parent-style-name="Default" style:data-style-name="N121">
      <style:table-cell-properties fo:background-color="transparent" fo:padding="0.0555in" style:rotation-align="none"/>
      <style:text-properties fo:color="#ff6d6d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3" style:family="table-cell" style:parent-style-name="Default" style:data-style-name="N121">
      <style:table-cell-properties fo:padding="0.0555in" style:rotation-align="none"/>
      <style:text-properties fo:color="#ff6d6d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4" style:family="table-cell" style:parent-style-name="Default">
      <style:table-cell-properties fo:padding="0.0555in"/>
      <style:text-properties fo:color="#ff6d6d" style:font-name="DejaVu Sans" fo:font-size="13pt" style:font-size-asian="13pt" style:font-size-complex="13pt"/>
    </style:style>
    <style:style style:name="ce375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76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7" style:family="table-cell" style:parent-style-name="Default" style:data-style-name="N121">
      <style:table-cell-properties fo:background-color="#000000"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 style:data-style-name="N121">
      <style:table-cell-properties fo:background-color="#000000" fo:padding="0.0555in" style:rotation-align="non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9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0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1" style:family="table-cell" style:parent-style-name="Default" style:data-style-name="N121">
      <style:table-cell-properties fo:padding="0.0555in" style:rotation-align="non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2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3" style:family="table-cell" style:parent-style-name="Default" style:data-style-name="N121">
      <style:table-cell-properties fo:background-color="transparent" fo:padding="0.0555in" style:rotation-align="non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4" style:family="table-cell" style:parent-style-name="Default" style:data-style-name="N121">
      <style:table-cell-properties fo:background-color="transparent" fo:padding="0.0555in" style:rotation-align="none"/>
      <style:text-properties fo:color="#90cafa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5" style:family="table-cell" style:parent-style-name="Default" style:data-style-name="N121">
      <style:table-cell-properties fo:padding="0.0555in" style:rotation-align="none"/>
      <style:text-properties fo:color="#90cafa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6" style:family="table-cell" style:parent-style-name="Default">
      <style:table-cell-properties fo:padding="0.0555in"/>
      <style:text-properties fo:color="#90cafa" style:font-name="DejaVu Sans"/>
    </style:style>
    <style:style style:name="ce387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818ae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8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font-name="DejaVu Sans"/>
    </style:style>
    <style:style style:name="ce389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90" style:family="table-cell" style:parent-style-name="Default">
      <style:table-cell-properties fo:background-color="#000000" style:text-align-source="fix" style:repeat-content="false" fo:padding="0.0555in"/>
      <style:paragraph-properties fo:text-align="start" fo:margin-left="0in"/>
      <style:text-properties fo:color="#ffffff" style:font-name="DejaVu Sans" fo:font-size="12pt" style:font-size-asian="12pt" style:font-size-complex="12pt"/>
    </style:style>
    <style:style style:name="ce391" style:family="table-cell" style:parent-style-name="Default">
      <style:table-cell-properties style:text-align-source="fix" style:repeat-content="false" fo:padding="0.0555in" style:rotation-align="none"/>
      <style:paragraph-properties fo:text-align="start" fo:margin-left="0in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92" style:family="table-cell" style:parent-style-name="Default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93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  <style:text-properties style:font-name="DejaVu Sans" fo:font-size="12pt" style:font-size-asian="12pt" style:font-size-complex="12pt"/>
    </style:style>
    <style:style style:name="ce394" style:family="table-cell" style:parent-style-name="Default">
      <style:table-cell-properties style:text-align-source="fix" style:repeat-content="false" fo:background-color="transparent" fo:padding="0.0555in"/>
      <style:paragraph-properties fo:text-align="start" fo:margin-left="0in"/>
      <style:text-properties style:font-name="DejaVu Sans"/>
    </style:style>
    <style:style style:name="ce395" style:family="table-cell" style:parent-style-name="Default">
      <style:table-cell-properties style:text-align-source="fix" style:repeat-content="false" fo:padding="0.0555in"/>
      <style:paragraph-properties fo:text-align="start" fo:margin-left="0in"/>
      <style:text-properties style:font-name="DejaVu Sans"/>
    </style:style>
    <style:style style:name="ce396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818ae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7" style:family="table-cell" style:parent-style-name="Default">
      <style:table-cell-properties fo:background-color="#000000"/>
      <style:text-properties style:font-name="DejaVu Sans"/>
    </style:style>
    <style:style style:name="ce398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399" style:family="table-cell" style:parent-style-name="Default" style:data-style-name="N121">
      <style:table-cell-properties fo:background-color="#000000" fo:padding="0.0555in" style:rotation-align="non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0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01" style:family="table-cell" style:parent-style-name="Default" style:data-style-name="N121">
      <style:table-cell-properties style:text-align-source="fix" style:repeat-content="false" fo:background-color="transparent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02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3" style:family="table-cell" style:parent-style-name="Default" style:data-style-name="N121">
      <style:table-cell-properties fo:background-color="transparent" fo:padding="0.0555in"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4" style:family="table-cell" style:parent-style-name="Default" style:data-style-name="N121">
      <style:table-cell-properties fo:padding="0.0555in"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5" style:family="table-cell" style:parent-style-name="Default">
      <style:table-cell-properties fo:padding="0.0555in"/>
      <style:text-properties style:font-name="DejaVu Sans"/>
    </style:style>
    <style:style style:name="ce406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9192f1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07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9192f1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8" style:family="table-cell" style:parent-style-name="Default" style:data-style-name="N121">
      <style:table-cell-properties fo:background-color="#000000" fo:padding="0.0555in" style:rotation-align="non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9" style:family="table-cell" style:parent-style-name="Default" style:data-style-name="N121">
      <style:table-cell-properties style:text-align-source="value-type" style:repeat-content="false" fo:wrap-option="no-wrap" style:direction="ltr" fo:padding="0.055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0" style:family="table-cell" style:parent-style-name="Default" style:data-style-name="N121">
      <style:table-cell-properties fo:padding="0.0555in" style:rotation-align="non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1" style:family="table-cell" style:parent-style-name="Default" style:data-style-name="N121">
      <style:table-cell-properties fo:background-color="transparent" fo:padding="0.0555in" style:rotation-align="none"/>
      <style:text-properties fo:color="#90cafa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2" style:family="table-cell" style:parent-style-name="Default" style:data-style-name="N121">
      <style:table-cell-properties fo:background-color="transparent" fo:padding="0.0555in" style:rotation-align="none"/>
      <style:text-properties fo:color="#90cafa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3" style:family="table-cell" style:parent-style-name="Default" style:data-style-name="N121">
      <style:table-cell-properties fo:padding="0.0555in" style:rotation-align="none"/>
      <style:text-properties fo:color="#90cafa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4" style:family="table-cell" style:parent-style-name="Default">
      <style:table-cell-properties fo:padding="0.0555in"/>
      <style:text-properties fo:color="#90cafa" style:font-name="DejaVu Sans" fo:font-weight="bold" style:font-weight-asian="bold" style:font-weight-complex="bold"/>
    </style:style>
    <style:style style:name="ce415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9b80eb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16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9b80eb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7" style:family="table-cell" style:parent-style-name="Default">
      <style:table-cell-properties fo:background-color="#000000"/>
      <style:text-properties fo:color="#bbe33d" style:font-name="DejaVu Sans"/>
    </style:style>
    <style:style style:name="ce418" style:family="table-cell" style:parent-style-name="Default">
      <style:table-cell-properties fo:background-color="#000000"/>
      <style:text-properties fo:color="#ff6d6d" style:font-name="DejaVu Sans"/>
    </style:style>
    <style:style style:name="ce419" style:family="table-cell" style:parent-style-name="Default">
      <style:table-cell-properties fo:background-color="#000000"/>
      <style:text-properties fo:color="#90cafa" style:font-name="DejaVu Sans"/>
    </style:style>
    <style:style style:name="ce420" style:family="table-cell" style:parent-style-name="Default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8e71e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421" style:family="table-cell" style:parent-style-name="Default" style:data-style-name="N121">
      <style:table-cell-properties fo:background-color="#000000"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8e71ed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2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8e71ed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423" style:family="table-cell" style:parent-style-name="Default">
      <style:table-cell-properties fo:background-color="#000000" style:text-align-source="fix" style:repeat-content="false" fo:wrap-option="no-wrap" fo:border="none" style:direction="ltr" fo:padding="0.053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bbe33d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424" style:family="table-cell" style:parent-style-name="Default">
      <style:table-cell-properties fo:background-color="#000000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bbe33d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425" style:family="table-cell" style:parent-style-name="Default">
      <style:table-cell-properties fo:background-color="#000000" fo:padding="0.0535in" style:rotation-align="none"/>
      <style:text-properties fo:color="#ffffff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26" style:family="table-cell" style:parent-style-name="Default">
      <style:table-cell-properties fo:background-color="#000000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427" style:family="table-cell" style:parent-style-name="Default">
      <style:table-cell-properties fo:background-color="#000000" fo:padding="0.0535in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28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67" style:family="table-cell" style:parent-style-name="Default">
      <style:table-cell-properties fo:background-color="#000000" fo:padding="0.0535in"/>
      <style:text-properties fo:color="#ffffff" style:font-name="DejaVu Sans"/>
    </style:style>
    <style:style style:name="ce431" style:family="table-cell" style:parent-style-name="Default" style:data-style-name="N121">
      <style:table-cell-properties fo:background-color="#000000" style:text-align-source="fix" style:repeat-content="false" fo:wrap-option="no-wrap" style:direction="ltr" fo:padding="0.053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bbe33d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32" style:family="table-cell" style:parent-style-name="Default" style:data-style-name="N121">
      <style:table-cell-properties fo:background-color="#000000" fo:padding="0.0535in" style:rotation-align="none"/>
      <style:text-properties fo:color="#bbe33d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33" style:family="table-cell" style:parent-style-name="Default" style:data-style-name="N121">
      <style:table-cell-properties fo:background-color="#000000" fo:padding="0.0535in" style:rotation-align="none"/>
      <style:text-properties fo:color="#bbe33d" style:text-outline="false" style:text-line-through-style="none" style:text-line-through-type="none" style:font-name="DejaVu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4" style:family="table-cell" style:parent-style-name="Default">
      <style:table-cell-properties fo:background-color="#000000" fo:padding="0.0535in"/>
    </style:style>
    <style:style style:name="ce435" style:family="table-cell" style:parent-style-name="Default" style:data-style-name="N121">
      <style:table-cell-properties fo:background-color="#000000" style:text-align-source="fix" style:repeat-content="false" fo:wrap-option="no-wrap" style:direction="ltr" fo:padding="0.0535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36" style:family="table-cell" style:parent-style-name="Default" style:data-style-name="N121">
      <style:table-cell-properties fo:background-color="#000000" fo:padding="0.0535in" style:rotation-align="none"/>
      <style:text-properties fo:color="#ffffff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37" style:family="table-cell" style:parent-style-name="Default">
      <style:table-cell-properties fo:background-color="#000000" style:text-align-source="fix" style:repeat-content="false" fo:wrap-option="no-wrap" fo:border="none" style:direction="ltr" fo:padding="0.053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90cafa" style:text-outline="false" style:text-line-through-style="none" style:text-line-through-type="none" style:font-name="DejaVu Sans" fo:font-size="13pt" fo:font-style="normal" fo:text-shadow="none" style:text-underline-style="none" fo:font-weight="normal" style:font-size-asian="13pt" style:font-style-asian="normal" style:font-weight-asian="normal" style:font-name-complex="Comfortaa" style:font-size-complex="13pt" style:font-style-complex="normal" style:font-weight-complex="normal"/>
    </style:style>
    <style:style style:name="ce438" style:family="table-cell" style:parent-style-name="Default">
      <style:table-cell-properties fo:background-color="#000000" style:text-align-source="value-type" style:repeat-content="false" fo:wrap-option="no-wrap" style:direction="ltr" fo:padding="0.0535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0cafa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Comfortaa" style:font-size-complex="13pt" style:font-style-complex="normal" style:font-weight-complex="bold"/>
    </style:style>
    <style:style style:name="ce439" style:family="table-cell" style:parent-style-name="Default" style:data-style-name="N121">
      <style:table-cell-properties fo:background-color="#000000" fo:padding="0.0535in" style:rotation-align="none"/>
      <style:text-properties fo:color="#90cafa" style:text-outline="false" style:text-line-through-style="none" style:text-line-through-type="none" style:font-name="DejaVu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40" style:family="table-cell" style:parent-style-name="Default">
      <style:table-cell-properties fo:background-color="#000000" fo:padding="0.0535in"/>
      <style:text-properties fo:color="#ffffff"/>
    </style:style>
    <style:style style:name="ce4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e71ed" style:font-name="DejaVu Sans" fo:font-size="13pt" style:font-size-asian="13pt" style:font-size-complex="13pt"/>
    </style:style>
    <style:style style:name="ce442" style:family="table-cell" style:parent-style-name="Default">
      <style:table-cell-properties fo:background-color="#000000"/>
      <style:text-properties fo:color="#ffffff" style:font-name="DejaVu Sans"/>
    </style:style>
    <style:style style:name="ce443" style:family="table-cell" style:parent-style-name="Default" style:data-style-name="N127">
      <style:table-cell-properties fo:background-color="#000000" fo:padding="0.0535in"/>
      <style:text-properties fo:color="#8e71ed" style:font-name="DejaVu Sans" fo:font-size="13pt" fo:font-weight="bold" style:font-size-asian="13pt" style:font-weight-asian="bold" style:font-size-complex="13pt" style:font-weight-complex="bold"/>
    </style:style>
    <style:style style:name="ce444" style:family="table-cell" style:parent-style-name="Default" style:data-style-name="N127">
      <style:table-cell-properties fo:background-color="#000000" fo:padding="0.0535in"/>
      <style:text-properties fo:color="#8e71ed" style:font-name="DejaVu Sans" fo:font-size="14pt" fo:font-weight="bold" style:font-size-asian="14pt" style:font-weight-asian="bold" style:font-size-complex="14pt" style:font-weight-complex="bold"/>
    </style:style>
    <style:style style:name="ce445" style:family="table-cell" style:parent-style-name="Default">
      <style:table-cell-properties fo:background-color="#000000"/>
      <style:text-properties style:text-underline-style="solid" style:text-underline-width="auto" style:text-underline-color="font-color"/>
    </style:style>
    <style:style style:name="ce4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a933" style:font-name="DejaVu Sans" fo:font-size="13pt" style:font-size-asian="13pt" style:font-size-complex="13pt"/>
    </style:style>
    <style:style style:name="ce447" style:family="table-cell" style:parent-style-name="Default">
      <style:table-cell-properties fo:background-color="#000000"/>
      <style:text-properties fo:color="#ffffff" style:font-name="DejaVu Sans" fo:font-size="13pt" style:font-size-asian="13pt" style:font-size-complex="13pt"/>
    </style:style>
    <style:style style:name="ce448" style:family="table-cell" style:parent-style-name="Default" style:data-style-name="N11">
      <style:table-cell-properties fo:background-color="#000000" fo:padding="0.0535in"/>
      <style:text-properties fo:color="#ff6d6d" style:font-name="DejaVu Sans" fo:font-size="13pt" fo:font-weight="bold" style:font-size-asian="13pt" style:font-weight-asian="bold" style:font-size-complex="13pt" style:font-weight-complex="bold"/>
    </style:style>
    <style:style style:name="ce449" style:family="table-cell" style:parent-style-name="Default" style:data-style-name="N11">
      <style:table-cell-properties fo:background-color="#000000" fo:padding="0.0535in"/>
      <style:text-properties fo:color="#ffffa6" style:font-name="DejaVu Sans" fo:font-size="13pt" fo:font-weight="bold" style:font-size-asian="13pt" style:font-weight-asian="bold" style:font-size-complex="13pt" style:font-weight-complex="bold"/>
    </style:style>
    <style:style style:name="ce450" style:family="table-cell" style:parent-style-name="Default">
      <style:table-cell-properties fo:background-color="#000000" fo:padding="0.0535in"/>
      <style:text-properties fo:color="#ffffff" style:font-name="DejaVu Sans" fo:font-size="13pt" style:font-size-asian="13pt" style:font-size-complex="13pt"/>
    </style:style>
    <style:style style:name="ce451" style:family="table-cell" style:parent-style-name="Default" style:data-style-name="N127">
      <style:table-cell-properties fo:background-color="#000000" fo:padding="0.0535in"/>
      <style:text-properties fo:color="#ffffff" style:font-name="DejaVu Sans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Inversión&quot;;&quot;Extracción&quot;)" table:allow-empty-cell="true" table:display-list="unsorted" table:base-cell-address="M2crowd.B4">
          <table:error-message table:message-type="stop" table:display="true"/>
        </table:content-validation>
        <table:content-validation table:name="val2" table:base-cell-address="M2crowd.B2">
          <table:error-message table:message-type="stop" table:display="true"/>
        </table:content-validation>
      </table:content-validations>
      <table:table table:name="Boondia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34"/>
        <table:table-column table:style-name="co3" table:default-cell-style-name="ce105"/>
        <table:table-column table:style-name="co4" table:default-cell-style-name="ce121"/>
        <table:table-column table:style-name="co5" table:default-cell-style-name="ce118"/>
        <table:table-column table:style-name="co6" table:default-cell-style-name="ce165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15" office:value-type="string" calcext:value-type="string">
            <text:p>MONTO</text:p>
          </table:table-cell>
          <table:table-cell table:style-name="ce38" office:value-type="string" calcext:value-type="string">
            <text:p>MONTO</text:p>
          </table:table-cell>
          <table:table-cell table:style-name="ce106" office:value-type="string" calcext:value-type="string">
            <text:p>MONTO</text:p>
          </table:table-cell>
          <table:table-cell table:style-name="ce127"/>
          <table:table-cell table:style-name="ce146" office:value-type="string" calcext:value-type="string">
            <text:p>TOTAL INVERTIDO</text:p>
          </table:table-cell>
          <table:table-cell table:style-name="ce166" table:formula="of:=[.G6]" office:value-type="float" office:value="513.72" calcext:value-type="float">
            <text:p>$513.72</text:p>
          </table:table-cell>
          <table:table-cell table:style-name="ce182"/>
          <table:table-cell table:style-name="ce173" table:number-columns-repeated="2"/>
          <table:table-cell table:number-columns-repeated="1013"/>
        </table:table-row>
        <table:table-row table:style-name="ro2">
          <table:table-cell table:style-name="ce3" office:value-type="date" office:date-value="2024-01-01" calcext:value-type="date">
            <text:p>1. Jan. 2024</text:p>
          </table:table-cell>
          <table:table-cell table:style-name="ce17" office:value-type="float" office:value="513.72" calcext:value-type="float">
            <text:p>$513.72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8"/>
          <table:table-cell table:style-name="ce147" office:value-type="string" calcext:value-type="string">
            <text:p>TOTAL RENDIMIENTOS</text:p>
          </table:table-cell>
          <table:table-cell table:style-name="ce167" table:formula="of:=[.G8]" office:value-type="float" office:value="2.62" calcext:value-type="float">
            <text:p>$2.62</text:p>
          </table:table-cell>
          <table:table-cell table:style-name="ce183"/>
          <table:table-cell table:style-name="ce187" table:content-validation-name="val2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07" calcext:value-type="date">
            <text:p>7. Jan. 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1.55" calcext:value-type="float">
            <text:p>$1.55</text:p>
          </table:table-cell>
          <table:table-cell table:style-name="ce129"/>
          <table:table-cell table:style-name="ce150" office:value-type="string" calcext:value-type="string">
            <text:p>TOTAL EXTRACCIONES</text:p>
          </table:table-cell>
          <table:table-cell table:style-name="ce168" table:formula="of:=[.G7]" office:value-type="float" office:value="0" calcext:value-type="float">
            <text:p>$0.00</text:p>
          </table:table-cell>
          <table:table-cell table:style-name="ce183"/>
          <table:table-cell table:style-name="ce173" table:number-columns-repeated="2"/>
          <table:table-cell table:number-columns-repeated="1013"/>
        </table:table-row>
        <table:table-row table:style-name="ro2">
          <table:table-cell table:style-name="ce3" office:value-type="date" office:date-value="2024-01-12" calcext:value-type="date">
            <text:p>12. Jan. 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1.07" calcext:value-type="float">
            <text:p>$1.07</text:p>
          </table:table-cell>
          <table:table-cell table:style-name="ce129"/>
          <table:table-cell table:style-name="ce152" office:value-type="string" calcext:value-type="string">
            <text:p>VALOR DE LA CUENTA</text:p>
          </table:table-cell>
          <table:table-cell table:style-name="ce169" table:formula="of:=SUM([.G1:.G3])" office:value-type="float" office:value="516.34" calcext:value-type="float">
            <text:p>$516.34</text:p>
          </table:table-cell>
          <table:table-cell table:style-name="ce184"/>
          <table:table-cell table:style-name="ce173" table:number-columns-repeated="2"/>
          <table:table-cell table:number-columns-repeated="1013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29"/>
          <table:table-cell table:style-name="ce153"/>
          <table:table-cell table:style-name="ce170"/>
          <table:table-cell table:style-name="ce184"/>
          <table:table-cell table:style-name="ce173" table:number-columns-repeated="2"/>
          <table:table-cell table:number-columns-repeated="1013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29"/>
          <table:table-cell table:style-name="ce154" office:value-type="string" calcext:value-type="string">
            <text:p>Inversión</text:p>
          </table:table-cell>
          <table:table-cell table:style-name="ce171" table:formula="of:=SUBTOTAL(9;[.B2:.B1006])" office:value-type="float" office:value="513.72" calcext:value-type="float">
            <text:p>$513.72</text:p>
          </table:table-cell>
          <table:table-cell table:style-name="ce185"/>
          <table:table-cell table:style-name="ce173"/>
          <table:table-cell table:style-name="ce188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29"/>
          <table:table-cell table:style-name="ce155" office:value-type="string" calcext:value-type="string">
            <text:p>Extracción</text:p>
          </table:table-cell>
          <table:table-cell table:style-name="ce172" table:formula="of:=SUBTOTAL(9;[.C2:.C1006])" office:value-type="float" office:value="0" calcext:value-type="float">
            <text:p>$0.00</text:p>
          </table:table-cell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29"/>
          <table:table-cell table:style-name="ce156" office:value-type="string" calcext:value-type="string">
            <text:p>Rendimientos</text:p>
          </table:table-cell>
          <table:table-cell table:style-name="ce167" table:formula="of:=SUBTOTAL(9;[.D1:.D999])" office:value-type="float" office:value="2.62" calcext:value-type="float">
            <text:p>$2.62</text:p>
          </table:table-cell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17"/>
          <table:table-cell table:style-name="ce44"/>
          <table:table-cell table:style-name="ce107"/>
          <table:table-cell table:style-name="ce129"/>
          <table:table-cell table:style-name="ce153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30"/>
          <table:table-cell table:style-name="ce153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8"/>
          <table:table-cell table:style-name="ce130"/>
          <table:table-cell table:style-name="ce157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17"/>
          <table:table-cell table:style-name="ce44"/>
          <table:table-cell table:style-name="ce107"/>
          <table:table-cell table:style-name="ce130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8"/>
          <table:table-cell table:style-name="ce130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5">
          <table:table-cell table:style-name="ce3"/>
          <table:table-cell table:style-name="ce17"/>
          <table:table-cell table:style-name="ce44"/>
          <table:table-cell table:style-name="ce107"/>
          <table:table-cell table:style-name="ce130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31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33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34"/>
          <table:table-cell table:style-name="ce157"/>
          <table:table-cell table:style-name="ce173" table:number-columns-repeated="4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17"/>
          <table:table-cell table:style-name="ce44"/>
          <table:table-cell table:style-name="ce107"/>
          <table:table-cell table:style-name="ce131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5">
          <table:table-cell table:style-name="ce3"/>
          <table:table-cell table:style-name="ce17"/>
          <table:table-cell table:style-name="ce44"/>
          <table:table-cell table:style-name="ce108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1"/>
          <table:table-cell table:style-name="ce159"/>
          <table:table-cell table:style-name="ce176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1"/>
          <table:table-cell table:style-name="ce160"/>
          <table:table-cell table:style-name="ce13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3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18"/>
          <table:table-cell table:style-name="ce46"/>
          <table:table-cell table:style-name="ce109"/>
          <table:table-cell table:style-name="ce134"/>
          <table:table-cell table:style-name="ce158"/>
          <table:table-cell table:style-name="ce174"/>
          <table:table-cell table:style-name="ce173"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18"/>
          <table:table-cell table:style-name="ce46"/>
          <table:table-cell table:style-name="ce109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5"/>
          <table:table-cell table:style-name="ce39"/>
          <table:table-cell table:style-name="ce48"/>
          <table:table-cell table:style-name="ce111"/>
          <table:table-cell table:style-name="ce227"/>
          <table:table-cell table:style-name="ce161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24"/>
          <table:table-cell table:style-name="ce49"/>
          <table:table-cell table:style-name="ce112"/>
          <table:table-cell table:style-name="ce227"/>
          <table:table-cell table:style-name="ce161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"/>
          <table:table-cell table:style-name="ce24"/>
          <table:table-cell table:style-name="ce49"/>
          <table:table-cell table:style-name="ce113"/>
          <table:table-cell table:style-name="ce227"/>
          <table:table-cell table:style-name="ce161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148"/>
          <table:table-cell table:style-name="ce39" table:content-validation-name="val1"/>
          <table:table-cell table:style-name="ce57"/>
          <table:table-cell table:style-name="ce111"/>
          <table:table-cell table:style-name="ce227"/>
          <table:table-cell table:style-name="ce161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39" table:content-validation-name="val1"/>
          <table:table-cell table:style-name="ce57"/>
          <table:table-cell table:style-name="ce111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39" table:content-validation-name="val1"/>
          <table:table-cell table:style-name="ce57"/>
          <table:table-cell table:style-name="ce111"/>
          <table:table-cell table:style-name="ce227"/>
          <table:table-cell table:style-name="ce163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39" table:content-validation-name="val1"/>
          <table:table-cell table:style-name="ce57"/>
          <table:table-cell table:style-name="ce111"/>
          <table:table-cell table:style-name="ce124"/>
          <table:table-cell table:style-name="ce164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39"/>
          <table:table-cell table:style-name="ce57"/>
          <table:table-cell table:style-name="ce111"/>
          <table:table-cell table:style-name="ce123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148"/>
          <table:table-cell table:style-name="ce39"/>
          <table:table-cell table:style-name="ce57"/>
          <table:table-cell table:style-name="ce111"/>
          <table:table-cell table:style-name="ce124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5"/>
          <table:table-cell table:style-name="ce39"/>
          <table:table-cell table:style-name="ce48"/>
          <table:table-cell table:style-name="ce111"/>
          <table:table-cell table:style-name="ce125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24"/>
          <table:table-cell table:style-name="ce49"/>
          <table:table-cell table:style-name="ce112"/>
          <table:table-cell table:style-name="ce125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2">
          <table:table-cell table:style-name="ce7"/>
          <table:table-cell table:style-name="ce24"/>
          <table:table-cell table:style-name="ce49"/>
          <table:table-cell table:style-name="ce113"/>
          <table:table-cell table:style-name="ce125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9"/>
          <table:table-cell table:style-name="ce26"/>
          <table:table-cell table:style-name="ce68"/>
          <table:table-cell table:style-name="ce114"/>
          <table:table-cell table:style-name="ce125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10"/>
          <table:table-cell table:style-name="ce27"/>
          <table:table-cell table:style-name="ce68"/>
          <table:table-cell table:style-name="ce116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11"/>
          <table:table-cell table:style-name="ce32"/>
          <table:table-cell table:style-name="ce68"/>
          <table:table-cell table:style-name="ce116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9"/>
          <table:table-cell table:style-name="ce26"/>
          <table:table-cell table:style-name="ce68"/>
          <table:table-cell table:style-name="ce116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12"/>
          <table:table-cell table:style-name="ce33"/>
          <table:table-cell table:style-name="ce104"/>
          <table:table-cell table:style-name="ce116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64">
          <table:table-cell table:style-name="ce12"/>
          <table:table-cell table:style-name="ce33"/>
          <table:table-cell table:style-name="ce104"/>
          <table:table-cell table:style-name="ce120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12"/>
          <table:table-cell table:style-name="ce33"/>
          <table:table-cell table:style-name="ce104"/>
          <table:table-cell table:style-name="ce120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style-name="ce12"/>
          <table:table-cell table:style-name="ce33"/>
          <table:table-cell table:style-name="ce104"/>
          <table:table-cell table:style-name="ce120"/>
          <table:table-cell table:style-name="ce125"/>
          <table:table-cell table:number-columns-repeated="1018"/>
        </table:table-row>
        <table:table-row table:style-name="ro3">
          <table:table-cell table:style-name="ce12"/>
          <table:table-cell table:style-name="ce33"/>
          <table:table-cell table:style-name="ce104"/>
          <table:table-cell table:style-name="ce120"/>
          <table:table-cell table:style-name="ce125"/>
          <table:table-cell table:number-columns-repeated="1018"/>
        </table:table-row>
        <table:table-row table:style-name="ro3" table:number-rows-repeated="3">
          <table:table-cell table:style-name="ce12"/>
          <table:table-cell table:style-name="ce33"/>
          <table:table-cell table:style-name="ce104"/>
          <table:table-cell table:style-name="ce120"/>
          <table:table-cell table:number-columns-repeated="1019"/>
        </table:table-row>
        <table:table-row table:style-name="ro3">
          <table:table-cell table:number-columns-repeated="3"/>
          <table:table-cell table:style-name="ce120"/>
          <table:table-cell table:number-columns-repeated="1019"/>
        </table:table-row>
        <table:table-row table:style-name="ro3" table:number-rows-repeated="1047542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Z_CBB3F77D_73E6_4F28_9114_EB2250D8558E_.wvu.FilterData" table:base-cell-address="$Boondia.$A$1" table:cell-range-address="$Boondia.$A$1:.$A$12"/>
          <table:named-range table:name="_xlnm._FilterDatabase" table:base-cell-address="$Boondia.$A$1" table:cell-range-address="$Boondia.$A$1:.$A$12"/>
        </table:named-expressions>
      </table:table>
      <table:table table:name="Cajita Nu" table:style-name="ta2">
        <office:forms form:automatic-focus="false" form:apply-design-mode="false"/>
        <table:table-column table:style-name="co1" table:default-cell-style-name="ce14"/>
        <table:table-column table:style-name="co2" table:default-cell-style-name="ce34"/>
        <table:table-column table:style-name="co3" table:default-cell-style-name="ce105"/>
        <table:table-column table:style-name="co4" table:default-cell-style-name="ce121"/>
        <table:table-column table:style-name="co5" table:default-cell-style-name="ce118"/>
        <table:table-column table:style-name="co6" table:default-cell-style-name="ce223"/>
        <table:table-column table:style-name="co7" table:default-cell-style-name="ce256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15" office:value-type="string" calcext:value-type="string">
            <text:p>INGRESO</text:p>
          </table:table-cell>
          <table:table-cell table:style-name="ce38" office:value-type="string" calcext:value-type="string">
            <text:p>EXTRACCION</text:p>
          </table:table-cell>
          <table:table-cell table:style-name="ce106" office:value-type="string" calcext:value-type="string">
            <text:p>RENDIMIENTO</text:p>
          </table:table-cell>
          <table:table-cell table:style-name="ce127"/>
          <table:table-cell table:style-name="ce146" office:value-type="string" calcext:value-type="string">
            <text:p>TOTAL INVERTIDO</text:p>
          </table:table-cell>
          <table:table-cell table:style-name="ce224" table:formula="of:=[.G6]" office:value-type="float" office:value="184834.99" calcext:value-type="float">
            <text:p>$184,834.99</text:p>
          </table:table-cell>
          <table:table-cell table:style-name="ce182"/>
          <table:table-cell table:style-name="ce173" table:number-columns-repeated="3"/>
          <table:table-cell table:number-columns-repeated="1012"/>
        </table:table-row>
        <table:table-row table:style-name="ro2">
          <table:table-cell table:style-name="ce3" office:value-type="date" office:date-value="2024-01-01" calcext:value-type="date">
            <text:p>1. Jan. 2024</text:p>
          </table:table-cell>
          <table:table-cell table:style-name="ce17" office:value-type="float" office:value="113492.2" calcext:value-type="float">
            <text:p>$113,492.2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8"/>
          <table:table-cell table:style-name="ce147" office:value-type="string" calcext:value-type="string">
            <text:p>TOTAL RENDIMIENTOS</text:p>
          </table:table-cell>
          <table:table-cell table:style-name="ce225" table:formula="of:=[.G8]" office:value-type="float" office:value="1399.87" calcext:value-type="float">
            <text:p>$1,399.87</text:p>
          </table:table-cell>
          <table:table-cell table:style-name="ce183"/>
          <table:table-cell table:style-name="ce187" table:content-validation-name="val2"/>
          <table:table-cell table:style-name="ce173" table:number-columns-repeated="2"/>
          <table:table-cell table:number-columns-repeated="1012"/>
        </table:table-row>
        <table:table-row table:style-name="ro2">
          <table:table-cell table:style-name="ce3" office:value-type="date" office:date-value="2024-01-02" calcext:value-type="date">
            <text:p>2. Jan. 2024</text:p>
          </table:table-cell>
          <table:table-cell table:style-name="ce17" office:value-type="float" office:value="30000" calcext:value-type="float">
            <text:p>$30,00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9"/>
          <table:table-cell table:style-name="ce150" office:value-type="string" calcext:value-type="string">
            <text:p>TOTAL EXTRACCIONES</text:p>
          </table:table-cell>
          <table:table-cell table:style-name="ce228" table:formula="of:=[.G7]" office:value-type="float" office:value="-27500" calcext:value-type="float">
            <text:p>-$27,500.00</text:p>
          </table:table-cell>
          <table:table-cell table:style-name="ce183"/>
          <table:table-cell table:style-name="ce173" table:number-columns-repeated="3"/>
          <table:table-cell table:number-columns-repeated="1012"/>
        </table:table-row>
        <table:table-row table:style-name="ro2">
          <table:table-cell table:style-name="ce3" office:value-type="date" office:date-value="2024-01-07" calcext:value-type="date">
            <text:p>7. Jan. 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368.64" calcext:value-type="float">
            <text:p>$368.64</text:p>
          </table:table-cell>
          <table:table-cell table:style-name="ce129"/>
          <table:table-cell table:style-name="ce152" office:value-type="string" calcext:value-type="string">
            <text:p>VALOR DE LA CUENTA</text:p>
          </table:table-cell>
          <table:table-cell table:style-name="ce229" table:formula="of:=SUM([.G1:.G3])" office:value-type="float" office:value="158734.86" calcext:value-type="float">
            <text:p>$158,734.86</text:p>
          </table:table-cell>
          <table:table-cell table:style-name="ce184"/>
          <table:table-cell table:style-name="ce173" table:number-columns-repeated="3"/>
          <table:table-cell table:number-columns-repeated="1012"/>
        </table:table-row>
        <table:table-row table:style-name="ro2">
          <table:table-cell table:style-name="ce3" office:value-type="date" office:date-value="2023-01-09" calcext:value-type="date">
            <text:p>9. Jan. 2023</text:p>
          </table:table-cell>
          <table:table-cell table:style-name="ce17" office:value-type="float" office:value="1000.79" calcext:value-type="float">
            <text:p>$1,000.79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9"/>
          <table:table-cell table:style-name="ce209"/>
          <table:table-cell table:style-name="ce230"/>
          <table:table-cell table:style-name="ce184"/>
          <table:table-cell table:style-name="ce173" table:number-columns-repeated="3"/>
          <table:table-cell table:number-columns-repeated="1012"/>
        </table:table-row>
        <table:table-row table:style-name="ro2">
          <table:table-cell table:style-name="ce3" office:value-type="date" office:date-value="2023-01-12" calcext:value-type="date">
            <text:p>12. Jan. 2023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425.55" calcext:value-type="float">
            <text:p>$425.55</text:p>
          </table:table-cell>
          <table:table-cell table:style-name="ce129"/>
          <table:table-cell table:style-name="ce210" office:value-type="string" calcext:value-type="string">
            <text:p>Inversión</text:p>
          </table:table-cell>
          <table:table-cell table:style-name="ce231" table:formula="of:=SUBTOTAL(9;[.B2:.B981])" office:value-type="float" office:value="184834.99" calcext:value-type="float">
            <text:p>$184,834.99</text:p>
          </table:table-cell>
          <table:table-cell table:style-name="ce185"/>
          <table:table-cell table:style-name="ce173"/>
          <table:table-cell table:style-name="ce188"/>
          <table:table-cell table:style-name="ce257"/>
          <table:table-cell table:number-columns-repeated="1012"/>
        </table:table-row>
        <table:table-row table:style-name="ro2">
          <table:table-cell table:style-name="ce3" office:value-type="date" office:date-value="2023-01-13" calcext:value-type="date">
            <text:p>13. Jan. 2023</text:p>
          </table:table-cell>
          <table:table-cell table:style-name="ce17" office:value-type="float" office:value="3000" calcext:value-type="float">
            <text:p>$3,00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9"/>
          <table:table-cell table:style-name="ce211" office:value-type="string" calcext:value-type="string">
            <text:p>Extracción</text:p>
          </table:table-cell>
          <table:table-cell table:style-name="ce232" table:formula="of:=SUBTOTAL(9;[.C2:.C981])" office:value-type="float" office:value="-27500" calcext:value-type="float">
            <text:p>-$27,500.00</text:p>
          </table:table-cell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3" office:value-type="date" office:date-value="2023-01-16" calcext:value-type="date">
            <text:p>16. Jan. 2023</text:p>
          </table:table-cell>
          <table:table-cell table:style-name="ce17" office:value-type="float" office:value="37342" calcext:value-type="float">
            <text:p>$37,342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9"/>
          <table:table-cell table:style-name="ce212" office:value-type="string" calcext:value-type="string">
            <text:p>Rendimientos</text:p>
          </table:table-cell>
          <table:table-cell table:style-name="ce225" table:formula="of:=SUBTOTAL(9;[.D1:.D974])" office:value-type="float" office:value="1399.87" calcext:value-type="float">
            <text:p>$1,399.87</text:p>
          </table:table-cell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3" office:value-type="date" office:date-value="2023-01-20" calcext:value-type="date">
            <text:p>20. Jan. 2023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-20000" calcext:value-type="float">
            <text:p>-$20,00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9"/>
          <table:table-cell table:style-name="ce209"/>
          <table:table-cell table:style-name="ce230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3" office:value-type="date" office:date-value="2023-01-25" calcext:value-type="date">
            <text:p>25. Jan. 2023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-3500" calcext:value-type="float">
            <text:p>-$3,50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30"/>
          <table:table-cell table:style-name="ce209"/>
          <table:table-cell table:style-name="ce230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3" office:value-type="date" office:date-value="2023-02-02" calcext:value-type="date">
            <text:p>2. Feb. 2023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605.68" calcext:value-type="float">
            <text:p>$605.68</text:p>
          </table:table-cell>
          <table:table-cell table:style-name="ce130"/>
          <table:table-cell table:style-name="ce209"/>
          <table:table-cell table:style-name="ce230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3" office:value-type="date" office:date-value="2023-02-02" calcext:value-type="date">
            <text:p>2. Feb. 2023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-2000" calcext:value-type="float">
            <text:p>-$2,00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30"/>
          <table:table-cell table:style-name="ce262"/>
          <table:table-cell table:style-name="ce233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3" office:value-type="date" office:date-value="2023-02-02" calcext:value-type="date">
            <text:p>2. Feb. 2023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-2000" calcext:value-type="float">
            <text:p>-$2,00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30"/>
          <table:table-cell table:style-name="ce213"/>
          <table:table-cell table:style-name="ce233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30"/>
          <table:table-cell table:style-name="ce213"/>
          <table:table-cell table:style-name="ce233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190"/>
          <table:table-cell table:style-name="ce35"/>
          <table:table-cell table:style-name="ce204"/>
          <table:table-cell table:style-name="ce206"/>
          <table:table-cell table:style-name="ce130"/>
          <table:table-cell table:style-name="ce213"/>
          <table:table-cell table:style-name="ce233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 table:number-rows-repeated="4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0"/>
          <table:table-cell table:style-name="ce213"/>
          <table:table-cell table:style-name="ce233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1"/>
          <table:table-cell table:style-name="ce213"/>
          <table:table-cell table:style-name="ce233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3"/>
          <table:table-cell table:style-name="ce213"/>
          <table:table-cell table:style-name="ce233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4"/>
          <table:table-cell table:style-name="ce213"/>
          <table:table-cell table:style-name="ce233"/>
          <table:table-cell table:style-name="ce173" table:number-columns-repeated="3"/>
          <table:table-cell table:style-name="ce257"/>
          <table:table-cell table:number-columns-repeated="1012"/>
        </table:table-row>
        <table:table-row table:style-name="ro2" table:number-rows-repeated="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1"/>
          <table:table-cell table:style-name="ce213"/>
          <table:table-cell table:style-name="ce233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 table:number-rows-repeated="2">
          <table:table-cell table:style-name="ce4"/>
          <table:table-cell table:style-name="ce35"/>
          <table:table-cell table:style-name="ce46"/>
          <table:table-cell table:style-name="ce109"/>
          <table:table-cell table:style-name="ce131"/>
          <table:table-cell table:style-name="ce214"/>
          <table:table-cell table:style-name="ce237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191"/>
          <table:table-cell table:style-name="ce35"/>
          <table:table-cell table:style-name="ce204"/>
          <table:table-cell table:style-name="ce109"/>
          <table:table-cell table:style-name="ce131"/>
          <table:table-cell table:style-name="ce214"/>
          <table:table-cell table:style-name="ce237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192"/>
          <table:table-cell table:style-name="ce35"/>
          <table:table-cell table:style-name="ce204"/>
          <table:table-cell table:style-name="ce207"/>
          <table:table-cell table:style-name="ce131"/>
          <table:table-cell table:style-name="ce214"/>
          <table:table-cell table:style-name="ce237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2">
          <table:table-cell table:style-name="ce190"/>
          <table:table-cell table:style-name="ce35"/>
          <table:table-cell table:style-name="ce204"/>
          <table:table-cell table:style-name="ce206"/>
          <table:table-cell table:style-name="ce131"/>
          <table:table-cell table:style-name="ce214"/>
          <table:table-cell table:style-name="ce237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1">
          <table:table-cell table:style-name="ce193"/>
          <table:table-cell table:style-name="ce200"/>
          <table:table-cell table:style-name="ce205"/>
          <table:table-cell table:style-name="ce207"/>
          <table:table-cell table:style-name="ce131"/>
          <table:table-cell table:style-name="ce214"/>
          <table:table-cell table:style-name="ce237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1">
          <table:table-cell table:style-name="ce194"/>
          <table:table-cell table:style-name="ce202"/>
          <table:table-cell table:style-name="ce205"/>
          <table:table-cell table:style-name="ce208"/>
          <table:table-cell table:style-name="ce131"/>
          <table:table-cell table:style-name="ce214"/>
          <table:table-cell table:style-name="ce237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1">
          <table:table-cell table:style-name="ce197"/>
          <table:table-cell table:style-name="ce203"/>
          <table:table-cell table:style-name="ce205"/>
          <table:table-cell table:style-name="ce208"/>
          <table:table-cell table:style-name="ce131"/>
          <table:table-cell table:style-name="ce214"/>
          <table:table-cell table:style-name="ce237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1">
          <table:table-cell table:style-name="ce197"/>
          <table:table-cell table:style-name="ce203"/>
          <table:table-cell table:style-name="ce205"/>
          <table:table-cell table:style-name="ce208"/>
          <table:table-cell table:style-name="ce131"/>
          <table:table-cell table:style-name="ce215"/>
          <table:table-cell table:style-name="ce238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1">
          <table:table-cell table:style-name="ce197"/>
          <table:table-cell table:style-name="ce203"/>
          <table:table-cell table:style-name="ce205"/>
          <table:table-cell table:style-name="ce208"/>
          <table:table-cell table:style-name="ce131"/>
          <table:table-cell table:style-name="ce217"/>
          <table:table-cell table:style-name="ce242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1">
          <table:table-cell table:style-name="ce197"/>
          <table:table-cell table:style-name="ce203"/>
          <table:table-cell table:style-name="ce205"/>
          <table:table-cell table:style-name="ce208"/>
          <table:table-cell table:style-name="ce133"/>
          <table:table-cell table:style-name="ce214"/>
          <table:table-cell table:style-name="ce237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1">
          <table:table-cell table:style-name="ce193"/>
          <table:table-cell table:style-name="ce200"/>
          <table:table-cell table:style-name="ce205"/>
          <table:table-cell table:style-name="ce208"/>
          <table:table-cell table:style-name="ce134"/>
          <table:table-cell table:style-name="ce214"/>
          <table:table-cell table:style-name="ce237"/>
          <table:table-cell table:style-name="ce173" table:number-columns-repeated="3"/>
          <table:table-cell table:style-name="ce257"/>
          <table:table-cell table:number-columns-repeated="1012"/>
        </table:table-row>
        <table:table-row table:style-name="ro1">
          <table:table-cell table:style-name="ce193"/>
          <table:table-cell table:style-name="ce200"/>
          <table:table-cell table:style-name="ce205"/>
          <table:table-cell table:style-name="ce208"/>
          <table:table-cell table:style-name="ce131"/>
          <table:table-cell table:style-name="ce214"/>
          <table:table-cell table:style-name="ce237"/>
          <table:table-cell table:style-name="ce185"/>
          <table:table-cell table:style-name="ce173" table:number-columns-repeated="2"/>
          <table:table-cell table:style-name="ce257"/>
          <table:table-cell table:number-columns-repeated="1012"/>
        </table:table-row>
        <table:table-row table:style-name="ro1">
          <table:table-cell table:style-name="ce193"/>
          <table:table-cell table:style-name="ce200"/>
          <table:table-cell table:style-name="ce205"/>
          <table:table-cell table:style-name="ce208"/>
          <table:table-cell table:style-name="ce227"/>
          <table:table-cell table:style-name="ce218"/>
          <table:table-cell table:style-name="ce247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 table:number-rows-repeated="8">
          <table:table-cell table:style-name="ce12"/>
          <table:table-cell table:style-name="ce33"/>
          <table:table-cell table:style-name="ce104"/>
          <table:table-cell table:style-name="ce120"/>
          <table:table-cell table:style-name="ce227"/>
          <table:table-cell table:style-name="ce218"/>
          <table:table-cell table:style-name="ce247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12"/>
          <table:table-cell table:style-name="ce33"/>
          <table:table-cell table:style-name="ce104"/>
          <table:table-cell table:style-name="ce120"/>
          <table:table-cell table:style-name="ce227"/>
          <table:table-cell table:style-name="ce219"/>
          <table:table-cell table:style-name="ce24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12"/>
          <table:table-cell table:style-name="ce33"/>
          <table:table-cell table:style-name="ce104"/>
          <table:table-cell table:style-name="ce120"/>
          <table:table-cell table:style-name="ce227"/>
          <table:table-cell table:style-name="ce220"/>
          <table:table-cell table:style-name="ce25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12"/>
          <table:table-cell table:style-name="ce33"/>
          <table:table-cell table:style-name="ce104"/>
          <table:table-cell table:style-name="ce120"/>
          <table:table-cell table:style-name="ce124"/>
          <table:table-cell table:style-name="ce222"/>
          <table:table-cell table:style-name="ce251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12"/>
          <table:table-cell table:style-name="ce33"/>
          <table:table-cell table:style-name="ce104"/>
          <table:table-cell table:style-name="ce120"/>
          <table:table-cell table:style-name="ce123"/>
          <table:table-cell table:style-name="ce222"/>
          <table:table-cell table:style-name="ce251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12"/>
          <table:table-cell table:style-name="ce33"/>
          <table:table-cell table:style-name="ce104"/>
          <table:table-cell table:style-name="ce120"/>
          <table:table-cell table:style-name="ce124"/>
          <table:table-cell table:style-name="ce222"/>
          <table:table-cell table:style-name="ce251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12"/>
          <table:table-cell table:style-name="ce33"/>
          <table:table-cell table:style-name="ce104"/>
          <table:table-cell table:style-name="ce120"/>
          <table:table-cell table:style-name="ce125"/>
          <table:table-cell table:style-name="ce222"/>
          <table:table-cell table:style-name="ce251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52">
          <table:table-cell table:style-name="ce12"/>
          <table:table-cell table:style-name="ce33"/>
          <table:table-cell table:style-name="ce104"/>
          <table:table-cell table:style-name="ce120"/>
          <table:table-cell table:style-name="ce125"/>
          <table:table-cell/>
          <table:table-cell table:style-name="ce25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120"/>
          <table:table-cell table:style-name="ce125"/>
          <table:table-cell/>
          <table:table-cell table:style-name="ce253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18">
          <table:table-cell table:number-columns-repeated="4"/>
          <table:table-cell table:style-name="ce125"/>
          <table:table-cell/>
          <table:table-cell table:style-name="ce25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Z_CBB3F77D_73E6_4F28_9114_EB2250D8558E_.wvu.FilterData" table:base-cell-address="$'Cajita Nu'.$A$1" table:cell-range-address="$'Cajita Nu'.$A$1:.$A$2"/>
          <table:named-range table:name="_xlnm._FilterDatabase" table:base-cell-address="$'Cajita Nu'.$A$1" table:cell-range-address="$'Cajita Nu'.$A$1:.$A$2"/>
        </table:named-expressions>
      </table:table>
      <table:table table:name="Uala" table:style-name="ta3">
        <table:table-column table:style-name="co1" table:default-cell-style-name="ce77"/>
        <table:table-column table:style-name="co2" table:default-cell-style-name="ce34"/>
        <table:table-column table:style-name="co3" table:default-cell-style-name="ce267"/>
        <table:table-column table:style-name="co4" table:default-cell-style-name="ce121"/>
        <table:table-column table:style-name="co5" table:default-cell-style-name="ce118"/>
        <table:table-column table:style-name="co6" table:default-cell-style-name="ce165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15" office:value-type="string" calcext:value-type="string">
            <text:p>INGRESO</text:p>
          </table:table-cell>
          <table:table-cell table:style-name="ce38" office:value-type="string" calcext:value-type="string">
            <text:p>EXTRACCION</text:p>
          </table:table-cell>
          <table:table-cell table:style-name="ce106" office:value-type="string" calcext:value-type="string">
            <text:p>RENDIMIENTO</text:p>
          </table:table-cell>
          <table:table-cell table:style-name="ce127"/>
          <table:table-cell table:style-name="ce268" office:value-type="string" calcext:value-type="string">
            <text:p>TOTAL INVERTIDO</text:p>
          </table:table-cell>
          <table:table-cell table:style-name="ce166" table:formula="of:=[.G6]" office:value-type="float" office:value="31888.86" calcext:value-type="float">
            <text:p>$31,888.86</text:p>
          </table:table-cell>
          <table:table-cell table:style-name="ce182"/>
          <table:table-cell table:style-name="ce173" table:number-columns-repeated="2"/>
          <table:table-cell table:number-columns-repeated="1013"/>
        </table:table-row>
        <table:table-row table:style-name="ro2">
          <table:table-cell table:style-name="ce3" office:value-type="date" office:date-value="2024-01-01" calcext:value-type="date">
            <text:p>1. Jan. 2024</text:p>
          </table:table-cell>
          <table:table-cell table:style-name="ce17" office:value-type="float" office:value="16888.86" calcext:value-type="float">
            <text:p>$16,888.86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8"/>
          <table:table-cell table:style-name="ce269" office:value-type="string" calcext:value-type="string">
            <text:p>TOTAL RENDIMIENTOS</text:p>
          </table:table-cell>
          <table:table-cell table:style-name="ce167" table:formula="of:=[.G8]" office:value-type="float" office:value="343.8" calcext:value-type="float">
            <text:p>$343.80</text:p>
          </table:table-cell>
          <table:table-cell table:style-name="ce183"/>
          <table:table-cell table:style-name="ce187" table:content-validation-name="val2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02" calcext:value-type="date">
            <text:p>2. Jan. 2024</text:p>
          </table:table-cell>
          <table:table-cell table:style-name="ce17" office:value-type="float" office:value="15000" calcext:value-type="float">
            <text:p>$15,00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9"/>
          <table:table-cell table:style-name="ce270" office:value-type="string" calcext:value-type="string">
            <text:p>TOTAL EXTRACCIONES</text:p>
          </table:table-cell>
          <table:table-cell table:style-name="ce168" table:formula="of:=[.G7]" office:value-type="float" office:value="-8958.17" calcext:value-type="float">
            <text:p>-$8,958.17</text:p>
          </table:table-cell>
          <table:table-cell table:style-name="ce183"/>
          <table:table-cell table:style-name="ce173" table:number-columns-repeated="2"/>
          <table:table-cell table:number-columns-repeated="1013"/>
        </table:table-row>
        <table:table-row table:style-name="ro2">
          <table:table-cell table:style-name="ce3" office:value-type="date" office:date-value="2024-01-05" calcext:value-type="date">
            <text:p>5. Jan. 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-6458.17" calcext:value-type="float">
            <text:p>-$6,458.17</text:p>
          </table:table-cell>
          <table:table-cell table:style-name="ce107" office:value-type="float" office:value="0" calcext:value-type="float">
            <text:p>$0.00</text:p>
          </table:table-cell>
          <table:table-cell table:style-name="ce129"/>
          <table:table-cell table:style-name="ce271" office:value-type="string" calcext:value-type="string">
            <text:p>VALOR DE LA CUENTA</text:p>
          </table:table-cell>
          <table:table-cell table:style-name="ce274" table:formula="of:=SUM([.G1:.G3])" office:value-type="float" office:value="23274.49" calcext:value-type="float">
            <text:p>$23,274.49</text:p>
          </table:table-cell>
          <table:table-cell table:style-name="ce184"/>
          <table:table-cell table:style-name="ce173" table:number-columns-repeated="2"/>
          <table:table-cell table:number-columns-repeated="1013"/>
        </table:table-row>
        <table:table-row table:style-name="ro2">
          <table:table-cell table:style-name="ce3" office:value-type="date" office:date-value="2024-01-07" calcext:value-type="date">
            <text:p>7. Jan. 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63.94" calcext:value-type="float">
            <text:p>$63.94</text:p>
          </table:table-cell>
          <table:table-cell table:style-name="ce129"/>
          <table:table-cell table:style-name="ce272"/>
          <table:table-cell table:style-name="ce276"/>
          <table:table-cell table:style-name="ce184"/>
          <table:table-cell table:style-name="ce173" table:number-columns-repeated="2"/>
          <table:table-cell table:number-columns-repeated="1013"/>
        </table:table-row>
        <table:table-row table:style-name="ro2">
          <table:table-cell table:style-name="ce3" office:value-type="date" office:date-value="2024-01-09" calcext:value-type="date">
            <text:p>9. Jan. 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-2500" calcext:value-type="float">
            <text:p>-$2,50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129"/>
          <table:table-cell table:style-name="ce154" office:value-type="string" calcext:value-type="string">
            <text:p>Inversión</text:p>
          </table:table-cell>
          <table:table-cell table:style-name="ce171" table:formula="of:=SUBTOTAL(9;[.B2:.B982])" office:value-type="float" office:value="31888.86" calcext:value-type="float">
            <text:p>$31,888.86</text:p>
          </table:table-cell>
          <table:table-cell table:style-name="ce185"/>
          <table:table-cell table:style-name="ce173"/>
          <table:table-cell table:style-name="ce188"/>
          <table:table-cell table:style-name="ce41"/>
          <table:table-cell table:number-columns-repeated="1012"/>
        </table:table-row>
        <table:table-row table:style-name="ro2">
          <table:table-cell table:style-name="ce3" office:value-type="date" office:date-value="2024-01-12" calcext:value-type="date">
            <text:p>12. Jan. 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80.49" calcext:value-type="float">
            <text:p>$80.49</text:p>
          </table:table-cell>
          <table:table-cell table:style-name="ce129"/>
          <table:table-cell table:style-name="ce155" office:value-type="string" calcext:value-type="string">
            <text:p>Extracción</text:p>
          </table:table-cell>
          <table:table-cell table:style-name="ce172" table:formula="of:=SUBTOTAL(9;[.C2:.C982])" office:value-type="float" office:value="-8958.17" calcext:value-type="float">
            <text:p>-$8,958.17</text:p>
          </table:table-cell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 office:value-type="date" office:date-value="2024-02-02" calcext:value-type="date">
            <text:p>2. Feb. 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44" office:value-type="float" office:value="0" calcext:value-type="float">
            <text:p>$0.00</text:p>
          </table:table-cell>
          <table:table-cell table:style-name="ce107" office:value-type="float" office:value="199.37" calcext:value-type="float">
            <text:p>$199.37</text:p>
          </table:table-cell>
          <table:table-cell table:style-name="ce129"/>
          <table:table-cell table:style-name="ce156" office:value-type="string" calcext:value-type="string">
            <text:p>Rendimientos</text:p>
          </table:table-cell>
          <table:table-cell table:style-name="ce167" table:formula="of:=SUBTOTAL(9;[.D1:.D975])" office:value-type="float" office:value="343.8" calcext:value-type="float">
            <text:p>$343.80</text:p>
          </table:table-cell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7"/>
          <table:table-cell table:style-name="ce44"/>
          <table:table-cell table:style-name="ce107"/>
          <table:table-cell table:style-name="ce129"/>
          <table:table-cell table:style-name="ce153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29"/>
          <table:table-cell table:style-name="ce153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0"/>
          <table:table-cell table:style-name="ce153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/>
          <table:table-cell table:style-name="ce46"/>
          <table:table-cell table:style-name="ce109"/>
          <table:table-cell table:style-name="ce130"/>
          <table:table-cell table:style-name="ce153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/>
          <table:table-cell table:style-name="ce46"/>
          <table:table-cell table:style-name="ce109"/>
          <table:table-cell table:style-name="ce130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58"/>
          <table:table-cell table:style-name="ce35"/>
          <table:table-cell table:style-name="ce204"/>
          <table:table-cell table:style-name="ce109"/>
          <table:table-cell table:style-name="ce130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92"/>
          <table:table-cell table:style-name="ce35"/>
          <table:table-cell table:style-name="ce204"/>
          <table:table-cell table:style-name="ce207"/>
          <table:table-cell table:style-name="ce130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59"/>
          <table:table-cell table:style-name="ce35"/>
          <table:table-cell table:style-name="ce204"/>
          <table:table-cell table:style-name="ce206"/>
          <table:table-cell table:style-name="ce130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4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0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1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3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4"/>
          <table:table-cell table:style-name="ce157"/>
          <table:table-cell table:style-name="ce173" table:number-columns-repeated="4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4"/>
          <table:table-cell table:style-name="ce35" table:content-validation-name="val1"/>
          <table:table-cell table:style-name="ce46"/>
          <table:table-cell table:style-name="ce109"/>
          <table:table-cell table:style-name="ce131"/>
          <table:table-cell table:style-name="ce157"/>
          <table:table-cell table:style-name="ce17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4"/>
          <table:table-cell table:style-name="ce35"/>
          <table:table-cell table:style-name="ce46"/>
          <table:table-cell table:style-name="ce109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58"/>
          <table:table-cell table:style-name="ce35"/>
          <table:table-cell table:style-name="ce204"/>
          <table:table-cell table:style-name="ce109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192"/>
          <table:table-cell table:style-name="ce35"/>
          <table:table-cell table:style-name="ce204"/>
          <table:table-cell table:style-name="ce207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259"/>
          <table:table-cell table:style-name="ce35"/>
          <table:table-cell table:style-name="ce204"/>
          <table:table-cell table:style-name="ce206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260"/>
          <table:table-cell table:style-name="ce200"/>
          <table:table-cell table:style-name="ce205"/>
          <table:table-cell table:style-name="ce207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261"/>
          <table:table-cell table:style-name="ce202"/>
          <table:table-cell table:style-name="ce205"/>
          <table:table-cell table:style-name="ce208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263"/>
          <table:table-cell table:style-name="ce203"/>
          <table:table-cell table:style-name="ce205"/>
          <table:table-cell table:style-name="ce208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263"/>
          <table:table-cell table:style-name="ce203"/>
          <table:table-cell table:style-name="ce205"/>
          <table:table-cell table:style-name="ce208"/>
          <table:table-cell table:style-name="ce131"/>
          <table:table-cell table:style-name="ce159"/>
          <table:table-cell table:style-name="ce176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263"/>
          <table:table-cell table:style-name="ce203"/>
          <table:table-cell table:style-name="ce205"/>
          <table:table-cell table:style-name="ce208"/>
          <table:table-cell table:style-name="ce131"/>
          <table:table-cell table:style-name="ce160"/>
          <table:table-cell table:style-name="ce133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263"/>
          <table:table-cell table:style-name="ce203"/>
          <table:table-cell table:style-name="ce205"/>
          <table:table-cell table:style-name="ce208"/>
          <table:table-cell table:style-name="ce133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260"/>
          <table:table-cell table:style-name="ce200"/>
          <table:table-cell table:style-name="ce205"/>
          <table:table-cell table:style-name="ce208"/>
          <table:table-cell table:style-name="ce134"/>
          <table:table-cell table:style-name="ce158"/>
          <table:table-cell table:style-name="ce174"/>
          <table:table-cell table:style-name="ce173" table:number-columns-repeated="3"/>
          <table:table-cell table:style-name="ce41"/>
          <table:table-cell table:number-columns-repeated="1012"/>
        </table:table-row>
        <table:table-row table:style-name="ro1" table:number-rows-repeated="3">
          <table:table-cell table:style-name="ce260"/>
          <table:table-cell table:style-name="ce200"/>
          <table:table-cell table:style-name="ce205"/>
          <table:table-cell table:style-name="ce208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260"/>
          <table:table-cell table:style-name="ce200"/>
          <table:table-cell table:style-name="ce205"/>
          <table:table-cell table:style-name="ce208"/>
          <table:table-cell table:style-name="ce227"/>
          <table:table-cell table:style-name="ce161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 table:number-rows-repeated="6">
          <table:table-cell table:style-name="ce76"/>
          <table:table-cell table:style-name="ce33"/>
          <table:table-cell table:style-name="ce266"/>
          <table:table-cell table:style-name="ce120"/>
          <table:table-cell table:style-name="ce227"/>
          <table:table-cell table:style-name="ce161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3"/>
          <table:table-cell table:style-name="ce266"/>
          <table:table-cell table:style-name="ce120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3"/>
          <table:table-cell table:style-name="ce266"/>
          <table:table-cell table:style-name="ce120"/>
          <table:table-cell table:style-name="ce227"/>
          <table:table-cell table:style-name="ce163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3"/>
          <table:table-cell table:style-name="ce266"/>
          <table:table-cell table:style-name="ce120"/>
          <table:table-cell table:style-name="ce124"/>
          <table:table-cell table:style-name="ce164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3"/>
          <table:table-cell table:style-name="ce266"/>
          <table:table-cell table:style-name="ce120"/>
          <table:table-cell table:style-name="ce123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3"/>
          <table:table-cell table:style-name="ce266"/>
          <table:table-cell table:style-name="ce120"/>
          <table:table-cell table:style-name="ce124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6"/>
          <table:table-cell table:style-name="ce33"/>
          <table:table-cell table:style-name="ce266"/>
          <table:table-cell table:style-name="ce120"/>
          <table:table-cell table:style-name="ce125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52">
          <table:table-cell table:style-name="ce76"/>
          <table:table-cell table:style-name="ce33"/>
          <table:table-cell table:style-name="ce266"/>
          <table:table-cell table:style-name="ce120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120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18">
          <table:table-cell table:number-columns-repeated="4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5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Z_CBB3F77D_73E6_4F28_9114_EB2250D8558E_.wvu.FilterData" table:base-cell-address="$Uala.$A$1" table:cell-range-address="$Uala.$A$1:.$A$2"/>
          <table:named-range table:name="_xlnm._FilterDatabase" table:base-cell-address="$Uala.$A$1" table:cell-range-address="$Uala.$A$1:.$A$2"/>
        </table:named-expressions>
      </table:table>
      <table:table table:name="Cetes" table:style-name="ta4">
        <table:table-column table:style-name="co1" table:default-cell-style-name="ce77"/>
        <table:table-column table:style-name="co2" table:default-cell-style-name="ce324"/>
        <table:table-column table:style-name="co3" table:default-cell-style-name="ce333"/>
        <table:table-column table:style-name="co4" table:default-cell-style-name="ce342"/>
        <table:table-column table:style-name="co5" table:default-cell-style-name="ce118"/>
        <table:table-column table:style-name="co6" table:default-cell-style-name="ce165"/>
        <table:table-column table:style-name="co7" table:default-cell-style-name="ce1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15" office:value-type="string" calcext:value-type="string">
            <text:p>MONTO</text:p>
          </table:table-cell>
          <table:table-cell table:style-name="ce38" office:value-type="string" calcext:value-type="string">
            <text:p>MONTO</text:p>
          </table:table-cell>
          <table:table-cell table:style-name="ce106" office:value-type="string" calcext:value-type="string">
            <text:p>MONTO</text:p>
          </table:table-cell>
          <table:table-cell table:style-name="ce343"/>
          <table:table-cell table:style-name="ce268" office:value-type="string" calcext:value-type="string">
            <text:p>TOTAL INVERTIDO</text:p>
          </table:table-cell>
          <table:table-cell table:style-name="ce166" table:formula="of:=[.G6]" office:value-type="float" office:value="54518.36" calcext:value-type="float">
            <text:p>$54,518.36</text:p>
          </table:table-cell>
          <table:table-cell table:style-name="ce182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277" office:value-type="date" office:date-value="2024-01-01" calcext:value-type="date">
            <text:p>1. Jan. 2024</text:p>
          </table:table-cell>
          <table:table-cell table:style-name="ce17" office:value-type="float" office:value="54518.36" calcext:value-type="float">
            <text:p>$54,518.36</text:p>
          </table:table-cell>
          <table:table-cell table:style-name="ce325" office:value-type="float" office:value="0" calcext:value-type="float">
            <text:p>$0.00</text:p>
          </table:table-cell>
          <table:table-cell table:style-name="ce107" office:value-type="float" office:value="0" calcext:value-type="float">
            <text:p>$0.00</text:p>
          </table:table-cell>
          <table:table-cell table:style-name="ce344"/>
          <table:table-cell table:style-name="ce269" office:value-type="string" calcext:value-type="string">
            <text:p>TOTAL RENDIMIENTOS</text:p>
          </table:table-cell>
          <table:table-cell table:style-name="ce167" table:formula="of:=[.G8]" office:value-type="float" office:value="339.36" calcext:value-type="float">
            <text:p>$339.36</text:p>
          </table:table-cell>
          <table:table-cell table:style-name="ce183"/>
          <table:table-cell table:style-name="ce354" table:content-validation-name="val2"/>
          <table:table-cell table:style-name="ce173"/>
          <table:table-cell table:number-columns-repeated="1013"/>
        </table:table-row>
        <table:table-row table:style-name="ro2">
          <table:table-cell table:style-name="ce277" office:value-type="date" office:date-value="2024-01-07" calcext:value-type="date">
            <text:p>7. Jan. 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325" office:value-type="float" office:value="0" calcext:value-type="float">
            <text:p>$0.00</text:p>
          </table:table-cell>
          <table:table-cell table:style-name="ce107" office:value-type="float" office:value="219.96" calcext:value-type="float">
            <text:p>$219.96</text:p>
          </table:table-cell>
          <table:table-cell table:style-name="ce345"/>
          <table:table-cell table:style-name="ce270" office:value-type="string" calcext:value-type="string">
            <text:p>TOTAL EXTRACCIONES</text:p>
          </table:table-cell>
          <table:table-cell table:style-name="ce168" table:formula="of:=[.G7]" office:value-type="float" office:value="0" calcext:value-type="float">
            <text:p>$0.00</text:p>
          </table:table-cell>
          <table:table-cell table:style-name="ce183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277" office:value-type="string" calcext:value-type="string">
            <text:p>01/012/2024</text:p>
          </table:table-cell>
          <table:table-cell table:style-name="ce17" office:value-type="float" office:value="0" calcext:value-type="float">
            <text:p>$0.00</text:p>
          </table:table-cell>
          <table:table-cell table:style-name="ce325" office:value-type="float" office:value="0" calcext:value-type="float">
            <text:p>$0.00</text:p>
          </table:table-cell>
          <table:table-cell table:style-name="ce107" office:value-type="float" office:value="119.4" calcext:value-type="float">
            <text:p>$119.40</text:p>
          </table:table-cell>
          <table:table-cell table:style-name="ce345"/>
          <table:table-cell table:style-name="ce348" office:value-type="string" calcext:value-type="string">
            <text:p>VALOR DE LA CUENTA</text:p>
          </table:table-cell>
          <table:table-cell table:style-name="ce351" table:formula="of:=SUM([.G1:.G3])" office:value-type="float" office:value="54857.72" calcext:value-type="float">
            <text:p>$54,857.72</text:p>
          </table:table-cell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277"/>
          <table:table-cell table:style-name="ce17"/>
          <table:table-cell table:style-name="ce325"/>
          <table:table-cell table:style-name="ce10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277"/>
          <table:table-cell table:style-name="ce17"/>
          <table:table-cell table:style-name="ce325"/>
          <table:table-cell table:style-name="ce107"/>
          <table:table-cell table:style-name="ce345"/>
          <table:table-cell table:style-name="ce154" office:value-type="string" calcext:value-type="string">
            <text:p>Inversión</text:p>
          </table:table-cell>
          <table:table-cell table:style-name="ce171" table:formula="of:=SUBTOTAL(9;[.B2:.B1002])" office:value-type="float" office:value="54518.36" calcext:value-type="float">
            <text:p>$54,518.36</text:p>
          </table:table-cell>
          <table:table-cell table:style-name="ce184"/>
          <table:table-cell table:style-name="ce353"/>
          <table:table-cell table:style-name="ce188"/>
          <table:table-cell table:style-name="ce41"/>
          <table:table-cell table:number-columns-repeated="1012"/>
        </table:table-row>
        <table:table-row table:style-name="ro2">
          <table:table-cell table:style-name="ce277"/>
          <table:table-cell table:style-name="ce17"/>
          <table:table-cell table:style-name="ce325"/>
          <table:table-cell table:style-name="ce107"/>
          <table:table-cell table:style-name="ce345"/>
          <table:table-cell table:style-name="ce155" office:value-type="string" calcext:value-type="string">
            <text:p>Extracción</text:p>
          </table:table-cell>
          <table:table-cell table:style-name="ce172" table:formula="of:=SUBTOTAL(9;[.C2:.C1002])" office:value-type="float" office:value="0" calcext:value-type="float">
            <text:p>$0.00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277"/>
          <table:table-cell table:style-name="ce17"/>
          <table:table-cell table:style-name="ce325"/>
          <table:table-cell table:style-name="ce107"/>
          <table:table-cell table:style-name="ce345"/>
          <table:table-cell table:style-name="ce156" office:value-type="string" calcext:value-type="string">
            <text:p>Rendimientos</text:p>
          </table:table-cell>
          <table:table-cell table:style-name="ce167" table:formula="of:=SUBTOTAL(9;[.D1:.D1000])" office:value-type="float" office:value="339.36" calcext:value-type="float">
            <text:p>$339.36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277"/>
          <table:table-cell table:style-name="ce17"/>
          <table:table-cell table:style-name="ce325"/>
          <table:table-cell table:style-name="ce107"/>
          <table:table-cell table:style-name="ce345"/>
          <table:table-cell table:style-name="ce157"/>
          <table:table-cell table:style-name="ce173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454" table:content-validation-name="val1"/>
          <table:table-cell table:style-name="ce326"/>
          <table:table-cell table:style-name="ce334"/>
          <table:table-cell table:style-name="ce345"/>
          <table:table-cell table:style-name="ce157"/>
          <table:table-cell table:style-name="ce173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454" table:content-validation-name="val1"/>
          <table:table-cell table:style-name="ce326"/>
          <table:table-cell table:style-name="ce334"/>
          <table:table-cell table:style-name="ce345"/>
          <table:table-cell table:style-name="ce349"/>
          <table:table-cell table:style-name="ce352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454"/>
          <table:table-cell table:style-name="ce326"/>
          <table:table-cell table:style-name="ce334"/>
          <table:table-cell table:style-name="ce345"/>
          <table:table-cell table:style-name="ce349"/>
          <table:table-cell table:style-name="ce352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454"/>
          <table:table-cell table:style-name="ce327"/>
          <table:table-cell table:style-name="ce334"/>
          <table:table-cell table:style-name="ce345"/>
          <table:table-cell table:style-name="ce159"/>
          <table:table-cell table:style-name="ce1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2"/>
          <table:table-cell table:style-name="ce318"/>
          <table:table-cell table:style-name="ce328"/>
          <table:table-cell table:style-name="ce335"/>
          <table:table-cell table:style-name="ce345"/>
          <table:table-cell table:style-name="ce350"/>
          <table:table-cell table:style-name="ce34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0"/>
          <table:table-cell table:style-name="ce318"/>
          <table:table-cell table:style-name="ce328"/>
          <table:table-cell table:style-name="ce335"/>
          <table:table-cell table:style-name="ce346"/>
          <table:table-cell table:style-name="ce349"/>
          <table:table-cell table:style-name="ce352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54" table:content-validation-name="val1"/>
          <table:table-cell table:style-name="ce326"/>
          <table:table-cell table:style-name="ce334"/>
          <table:table-cell table:style-name="ce347"/>
          <table:table-cell table:style-name="ce349"/>
          <table:table-cell table:style-name="ce352"/>
          <table:table-cell table:style-name="ce353" table:number-columns-repeated="2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8">
          <table:table-cell table:style-name="ce4"/>
          <table:table-cell table:style-name="ce454" table:content-validation-name="val1"/>
          <table:table-cell table:style-name="ce326"/>
          <table:table-cell table:style-name="ce334"/>
          <table:table-cell table:style-name="ce345"/>
          <table:table-cell table:style-name="ce349"/>
          <table:table-cell table:style-name="ce352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4"/>
          <table:table-cell table:style-name="ce454"/>
          <table:table-cell table:style-name="ce326"/>
          <table:table-cell table:style-name="ce334"/>
          <table:table-cell table:style-name="ce345"/>
          <table:table-cell table:style-name="ce349"/>
          <table:table-cell table:style-name="ce352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1"/>
          <table:table-cell table:style-name="ce454"/>
          <table:table-cell table:style-name="ce327"/>
          <table:table-cell table:style-name="ce334"/>
          <table:table-cell table:style-name="ce345"/>
          <table:table-cell table:style-name="ce159"/>
          <table:table-cell table:style-name="ce1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2"/>
          <table:table-cell table:style-name="ce35"/>
          <table:table-cell table:style-name="ce204"/>
          <table:table-cell table:style-name="ce336"/>
          <table:table-cell table:style-name="ce345"/>
          <table:table-cell table:style-name="ce350"/>
          <table:table-cell table:style-name="ce34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0"/>
          <table:table-cell table:style-name="ce35"/>
          <table:table-cell table:style-name="ce204"/>
          <table:table-cell table:style-name="ce206"/>
          <table:table-cell table:style-name="ce346"/>
          <table:table-cell table:style-name="ce349"/>
          <table:table-cell table:style-name="ce352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54" table:content-validation-name="val1"/>
          <table:table-cell table:style-name="ce326"/>
          <table:table-cell table:style-name="ce334"/>
          <table:table-cell table:style-name="ce347"/>
          <table:table-cell table:style-name="ce349"/>
          <table:table-cell table:style-name="ce352"/>
          <table:table-cell table:style-name="ce353" table:number-columns-repeated="2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54" table:content-validation-name="val1"/>
          <table:table-cell table:style-name="ce326"/>
          <table:table-cell table:style-name="ce334"/>
          <table:table-cell table:style-name="ce131"/>
          <table:table-cell table:style-name="ce158"/>
          <table:table-cell table:style-name="ce174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7">
          <table:table-cell table:style-name="ce148"/>
          <table:table-cell table:style-name="ce456" table:content-validation-name="val1"/>
          <table:table-cell table:style-name="ce329"/>
          <table:table-cell table:style-name="ce337"/>
          <table:table-cell table:style-name="ce227"/>
          <table:table-cell table:style-name="ce161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456"/>
          <table:table-cell table:style-name="ce329"/>
          <table:table-cell table:style-name="ce337"/>
          <table:table-cell table:style-name="ce227"/>
          <table:table-cell table:style-name="ce161"/>
          <table:table-cell table:style-name="ce138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456"/>
          <table:table-cell table:style-name="ce330"/>
          <table:table-cell table:style-name="ce337"/>
          <table:table-cell table:style-name="ce227"/>
          <table:table-cell table:style-name="ce132"/>
          <table:table-cell table:style-name="ce139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24"/>
          <table:table-cell table:style-name="ce49"/>
          <table:table-cell table:style-name="ce338"/>
          <table:table-cell table:style-name="ce227"/>
          <table:table-cell table:style-name="ce163"/>
          <table:table-cell table:style-name="ce124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24"/>
          <table:table-cell table:style-name="ce49"/>
          <table:table-cell table:style-name="ce113"/>
          <table:table-cell table:style-name="ce124"/>
          <table:table-cell table:style-name="ce164"/>
          <table:table-cell table:style-name="ce125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20"/>
          <table:table-cell table:style-name="ce331"/>
          <table:table-cell table:style-name="ce339"/>
          <table:table-cell table:style-name="ce123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321"/>
          <table:table-cell table:style-name="ce331"/>
          <table:table-cell table:style-name="ce340"/>
          <table:table-cell table:style-name="ce124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5"/>
          <table:table-cell table:style-name="ce322"/>
          <table:table-cell table:style-name="ce331"/>
          <table:table-cell table:style-name="ce340"/>
          <table:table-cell table:style-name="ce125"/>
          <table:table-cell table:style-name="ce164"/>
          <table:table-cell table:style-name="ce125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20"/>
          <table:table-cell table:style-name="ce331"/>
          <table:table-cell table:style-name="ce340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23"/>
          <table:table-cell table:style-name="ce332"/>
          <table:table-cell table:style-name="ce340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69">
          <table:table-cell table:style-name="ce76"/>
          <table:table-cell table:style-name="ce323"/>
          <table:table-cell table:style-name="ce332"/>
          <table:table-cell table:style-name="ce341"/>
          <table:table-cell table:style-name="ce125"/>
          <table:table-cell/>
          <table:table-cell table:style-name="ce126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23"/>
          <table:table-cell table:style-name="ce332"/>
          <table:table-cell table:style-name="ce341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341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5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Z_CBB3F77D_73E6_4F28_9114_EB2250D8558E_.wvu.FilterData" table:base-cell-address="$Cetes.$A$1" table:cell-range-address="$Cetes.$A$1:.$A$7"/>
          <table:named-range table:name="_xlnm._FilterDatabase" table:base-cell-address="$Cetes.$A$1" table:cell-range-address="$Cetes.$A$1:.$A$7"/>
        </table:named-expressions>
      </table:table>
      <table:table table:name="Finsus" table:style-name="ta5">
        <table:table-column table:style-name="co1" table:default-cell-style-name="ce77"/>
        <table:table-column table:style-name="co2" table:default-cell-style-name="ce364"/>
        <table:table-column table:style-name="co3" table:default-cell-style-name="ce374"/>
        <table:table-column table:style-name="co12" table:default-cell-style-name="ce386"/>
        <table:table-column table:style-name="co5" table:default-cell-style-name="ce118"/>
        <table:table-column table:style-name="co6" table:default-cell-style-name="ce395"/>
        <table:table-column table:style-name="co7" table:default-cell-style-name="ce40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355" office:value-type="string" calcext:value-type="string">
            <text:p>MONTO</text:p>
          </table:table-cell>
          <table:table-cell table:style-name="ce365" office:value-type="string" calcext:value-type="string">
            <text:p>MONTO</text:p>
          </table:table-cell>
          <table:table-cell table:style-name="ce375" office:value-type="string" calcext:value-type="string">
            <text:p>MONTO</text:p>
          </table:table-cell>
          <table:table-cell table:style-name="ce343"/>
          <table:table-cell table:style-name="ce268" office:value-type="string" calcext:value-type="string">
            <text:p>TOTAL INVERTIDO</text:p>
          </table:table-cell>
          <table:table-cell table:style-name="ce166" table:formula="of:=[.G6]" office:value-type="float" office:value="50293.54" calcext:value-type="float">
            <text:p>$50,293.54</text:p>
          </table:table-cell>
          <table:table-cell table:style-name="ce182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01" calcext:value-type="date">
            <text:p>1. Jan. 2024</text:p>
          </table:table-cell>
          <table:table-cell table:style-name="ce166" office:value-type="float" office:value="50293.54" calcext:value-type="float">
            <text:p>$50,293.54</text:p>
          </table:table-cell>
          <table:table-cell table:style-name="ce366" office:value-type="float" office:value="0" calcext:value-type="float">
            <text:p>$0.00</text:p>
          </table:table-cell>
          <table:table-cell table:style-name="ce376" office:value-type="float" office:value="0" calcext:value-type="float">
            <text:p>$0.00</text:p>
          </table:table-cell>
          <table:table-cell table:style-name="ce344"/>
          <table:table-cell table:style-name="ce269" office:value-type="string" calcext:value-type="string">
            <text:p>TOTAL RENDIMIENTOS</text:p>
          </table:table-cell>
          <table:table-cell table:style-name="ce167" table:formula="of:=[.G8]" office:value-type="float" office:value="56.53" calcext:value-type="float">
            <text:p>$56.53</text:p>
          </table:table-cell>
          <table:table-cell table:style-name="ce183"/>
          <table:table-cell table:style-name="ce354" table:content-validation-name="val2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07" calcext:value-type="date">
            <text:p>7. Jan. 2024</text:p>
          </table:table-cell>
          <table:table-cell table:style-name="ce166" office:value-type="float" office:value="0" calcext:value-type="float">
            <text:p>$0.00</text:p>
          </table:table-cell>
          <table:table-cell table:style-name="ce366" office:value-type="float" office:value="0" calcext:value-type="float">
            <text:p>$0.00</text:p>
          </table:table-cell>
          <table:table-cell table:style-name="ce376" office:value-type="float" office:value="56.53" calcext:value-type="float">
            <text:p>$56.53</text:p>
          </table:table-cell>
          <table:table-cell table:style-name="ce345"/>
          <table:table-cell table:style-name="ce270" office:value-type="string" calcext:value-type="string">
            <text:p>TOTAL EXTRACCIONES</text:p>
          </table:table-cell>
          <table:table-cell table:style-name="ce168" table:formula="of:=[.G7]" office:value-type="float" office:value="0" calcext:value-type="float">
            <text:p>$0.00</text:p>
          </table:table-cell>
          <table:table-cell table:style-name="ce183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387" office:value-type="string" calcext:value-type="string">
            <text:p>VALOR DE LA CUENTA</text:p>
          </table:table-cell>
          <table:table-cell table:style-name="ce396" table:formula="of:=SUM([.G1:.G3])" office:value-type="float" office:value="50350.07" calcext:value-type="float">
            <text:p>$50,350.07</text:p>
          </table:table-cell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154" office:value-type="string" calcext:value-type="string">
            <text:p>Inversión</text:p>
          </table:table-cell>
          <table:table-cell table:style-name="ce171" table:formula="of:=SUBTOTAL(9;[.B2:.B1000])" office:value-type="float" office:value="50293.54" calcext:value-type="float">
            <text:p>$50,293.54</text:p>
          </table:table-cell>
          <table:table-cell table:style-name="ce184"/>
          <table:table-cell table:style-name="ce353"/>
          <table:table-cell table:style-name="ce188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155" office:value-type="string" calcext:value-type="string">
            <text:p>Extracción</text:p>
          </table:table-cell>
          <table:table-cell table:style-name="ce172" table:formula="of:=SUBTOTAL(9;[.C2:.C1000])" office:value-type="float" office:value="0" calcext:value-type="float">
            <text:p>$0.00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156" office:value-type="string" calcext:value-type="string">
            <text:p>Rendimientos</text:p>
          </table:table-cell>
          <table:table-cell table:style-name="ce167" table:formula="of:=SUBTOTAL(9;[.D1:.D998])" office:value-type="float" office:value="56.53" calcext:value-type="float">
            <text:p>$56.53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388"/>
          <table:table-cell table:style-name="ce397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388"/>
          <table:table-cell table:style-name="ce397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388"/>
          <table:table-cell table:style-name="ce397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3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389"/>
          <table:table-cell table:style-name="ce398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390"/>
          <table:table-cell table:style-name="ce399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6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7"/>
          <table:table-cell table:style-name="ce272"/>
          <table:table-cell table:style-name="ce276"/>
          <table:table-cell table:style-name="ce353" table:number-columns-repeated="2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4"/>
          <table:table-cell table:style-name="ce493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1"/>
          <table:table-cell table:style-name="ce493"/>
          <table:table-cell table:style-name="ce368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2"/>
          <table:table-cell table:style-name="ce357"/>
          <table:table-cell table:style-name="ce172"/>
          <table:table-cell table:style-name="ce378"/>
          <table:table-cell table:style-name="ce345"/>
          <table:table-cell table:style-name="ce389"/>
          <table:table-cell table:style-name="ce398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0"/>
          <table:table-cell table:style-name="ce357"/>
          <table:table-cell table:style-name="ce172"/>
          <table:table-cell table:style-name="ce379"/>
          <table:table-cell table:style-name="ce345"/>
          <table:table-cell table:style-name="ce390"/>
          <table:table-cell table:style-name="ce399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6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7"/>
          <table:table-cell table:style-name="ce272"/>
          <table:table-cell table:style-name="ce276"/>
          <table:table-cell table:style-name="ce353" table:number-columns-repeated="2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148"/>
          <table:table-cell table:style-name="ce495" table:content-validation-name="val1"/>
          <table:table-cell table:style-name="ce369"/>
          <table:table-cell table:style-name="ce380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495"/>
          <table:table-cell table:style-name="ce369"/>
          <table:table-cell table:style-name="ce380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495"/>
          <table:table-cell table:style-name="ce370"/>
          <table:table-cell table:style-name="ce380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359"/>
          <table:table-cell table:style-name="ce371"/>
          <table:table-cell table:style-name="ce381"/>
          <table:table-cell table:style-name="ce227"/>
          <table:table-cell table:style-name="ce392"/>
          <table:table-cell table:style-name="ce401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359"/>
          <table:table-cell table:style-name="ce371"/>
          <table:table-cell table:style-name="ce382"/>
          <table:table-cell table:style-name="ce227"/>
          <table:table-cell table:style-name="ce393"/>
          <table:table-cell table:style-name="ce40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60"/>
          <table:table-cell table:style-name="ce372"/>
          <table:table-cell table:style-name="ce383"/>
          <table:table-cell table:style-name="ce124"/>
          <table:table-cell table:style-name="ce394"/>
          <table:table-cell table:style-name="ce403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361"/>
          <table:table-cell table:style-name="ce372"/>
          <table:table-cell table:style-name="ce384"/>
          <table:table-cell table:style-name="ce123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5"/>
          <table:table-cell table:style-name="ce362"/>
          <table:table-cell table:style-name="ce372"/>
          <table:table-cell table:style-name="ce384"/>
          <table:table-cell table:style-name="ce124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3">
          <table:table-cell table:style-name="ce75"/>
          <table:table-cell table:style-name="ce362"/>
          <table:table-cell table:style-name="ce372"/>
          <table:table-cell table:style-name="ce384"/>
          <table:table-cell table:style-name="ce125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60"/>
          <table:table-cell table:style-name="ce372"/>
          <table:table-cell table:style-name="ce384"/>
          <table:table-cell table:style-name="ce125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3"/>
          <table:table-cell table:style-name="ce373"/>
          <table:table-cell table:style-name="ce384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70">
          <table:table-cell table:style-name="ce76"/>
          <table:table-cell table:style-name="ce363"/>
          <table:table-cell table:style-name="ce373"/>
          <table:table-cell table:style-name="ce385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385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Z_CBB3F77D_73E6_4F28_9114_EB2250D8558E_.wvu.FilterData" table:base-cell-address="$Finsus.$A$1" table:cell-range-address="$Finsus.$A$1:.$A$7"/>
          <table:named-range table:name="_xlnm._FilterDatabase" table:base-cell-address="$Finsus.$A$1" table:cell-range-address="$Finsus.$A$1:.$A$7"/>
        </table:named-expressions>
      </table:table>
      <table:table table:name="Supertasas" table:style-name="ta6">
        <table:table-column table:style-name="co1" table:default-cell-style-name="ce77"/>
        <table:table-column table:style-name="co2" table:default-cell-style-name="ce364"/>
        <table:table-column table:style-name="co3" table:default-cell-style-name="ce374"/>
        <table:table-column table:style-name="co4" table:default-cell-style-name="ce386"/>
        <table:table-column table:style-name="co5" table:default-cell-style-name="ce118"/>
        <table:table-column table:style-name="co6" table:default-cell-style-name="ce395"/>
        <table:table-column table:style-name="co7" table:default-cell-style-name="ce40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355" office:value-type="string" calcext:value-type="string">
            <text:p>MONTO</text:p>
          </table:table-cell>
          <table:table-cell table:style-name="ce365" office:value-type="string" calcext:value-type="string">
            <text:p>MONTO</text:p>
          </table:table-cell>
          <table:table-cell table:style-name="ce375" office:value-type="string" calcext:value-type="string">
            <text:p>MONTO</text:p>
          </table:table-cell>
          <table:table-cell table:style-name="ce343"/>
          <table:table-cell table:style-name="ce268" office:value-type="string" calcext:value-type="string">
            <text:p>TOTAL INVERTIDO</text:p>
          </table:table-cell>
          <table:table-cell table:style-name="ce166" table:formula="of:=[.G6]" office:value-type="float" office:value="49504.65" calcext:value-type="float">
            <text:p>$49,504.65</text:p>
          </table:table-cell>
          <table:table-cell table:style-name="ce182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01" calcext:value-type="date">
            <text:p>1. Jan. 2024</text:p>
          </table:table-cell>
          <table:table-cell table:style-name="ce166" office:value-type="float" office:value="49504.65" calcext:value-type="float">
            <text:p>$49,504.65</text:p>
          </table:table-cell>
          <table:table-cell table:style-name="ce366" office:value-type="float" office:value="0" calcext:value-type="float">
            <text:p>$0.00</text:p>
          </table:table-cell>
          <table:table-cell table:style-name="ce376" office:value-type="float" office:value="0" calcext:value-type="float">
            <text:p>$0.00</text:p>
          </table:table-cell>
          <table:table-cell table:style-name="ce344"/>
          <table:table-cell table:style-name="ce269" office:value-type="string" calcext:value-type="string">
            <text:p>TOTAL RENDIMIENTOS</text:p>
          </table:table-cell>
          <table:table-cell table:style-name="ce167" table:formula="of:=[.G8]" office:value-type="float" office:value="761.07" calcext:value-type="float">
            <text:p>$761.07</text:p>
          </table:table-cell>
          <table:table-cell table:style-name="ce183"/>
          <table:table-cell table:style-name="ce354" table:content-validation-name="val2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07" calcext:value-type="date">
            <text:p>7. Jan. 2024</text:p>
          </table:table-cell>
          <table:table-cell table:style-name="ce166" office:value-type="float" office:value="0" calcext:value-type="float">
            <text:p>$0.00</text:p>
          </table:table-cell>
          <table:table-cell table:style-name="ce366" office:value-type="float" office:value="0" calcext:value-type="float">
            <text:p>$0.00</text:p>
          </table:table-cell>
          <table:table-cell table:style-name="ce376" office:value-type="float" office:value="381.58" calcext:value-type="float">
            <text:p>$381.58</text:p>
          </table:table-cell>
          <table:table-cell table:style-name="ce345"/>
          <table:table-cell table:style-name="ce270" office:value-type="string" calcext:value-type="string">
            <text:p>TOTAL EXTRACCIONES</text:p>
          </table:table-cell>
          <table:table-cell table:style-name="ce168" table:formula="of:=[.G7]" office:value-type="float" office:value="-379.49" calcext:value-type="float">
            <text:p>-$379.49</text:p>
          </table:table-cell>
          <table:table-cell table:style-name="ce183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12" calcext:value-type="date">
            <text:p>12. Jan. 2024</text:p>
          </table:table-cell>
          <table:table-cell table:style-name="ce166" office:value-type="float" office:value="0" calcext:value-type="float">
            <text:p>$0.00</text:p>
          </table:table-cell>
          <table:table-cell table:style-name="ce366" office:value-type="float" office:value="-164.32" calcext:value-type="float">
            <text:p>-$164.32</text:p>
          </table:table-cell>
          <table:table-cell table:style-name="ce376" office:value-type="float" office:value="0" calcext:value-type="float">
            <text:p>$0.00</text:p>
          </table:table-cell>
          <table:table-cell table:style-name="ce345"/>
          <table:table-cell table:style-name="ce406" office:value-type="string" calcext:value-type="string">
            <text:p>VALOR DE LA CUENTA</text:p>
          </table:table-cell>
          <table:table-cell table:style-name="ce407" table:formula="of:=SUM([.G1:.G3])" office:value-type="float" office:value="49886.23" calcext:value-type="float">
            <text:p>$49,886.23</text:p>
          </table:table-cell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2-02" calcext:value-type="date">
            <text:p>2. Feb. 2024</text:p>
          </table:table-cell>
          <table:table-cell table:style-name="ce166" office:value-type="float" office:value="0" calcext:value-type="float">
            <text:p>$0.00</text:p>
          </table:table-cell>
          <table:table-cell table:style-name="ce366" office:value-type="float" office:value="0" calcext:value-type="float">
            <text:p>$0.00</text:p>
          </table:table-cell>
          <table:table-cell table:style-name="ce376" office:value-type="float" office:value="379.49" calcext:value-type="float">
            <text:p>$379.49</text:p>
          </table:table-cell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2-02" calcext:value-type="date">
            <text:p>2. Feb. 2024</text:p>
          </table:table-cell>
          <table:table-cell table:style-name="ce166" office:value-type="float" office:value="0" calcext:value-type="float">
            <text:p>$0.00</text:p>
          </table:table-cell>
          <table:table-cell table:style-name="ce366" office:value-type="float" office:value="-215.17" calcext:value-type="float">
            <text:p>-$215.17</text:p>
          </table:table-cell>
          <table:table-cell table:style-name="ce376" office:value-type="float" office:value="0" calcext:value-type="float">
            <text:p>$0.00</text:p>
          </table:table-cell>
          <table:table-cell table:style-name="ce345"/>
          <table:table-cell table:style-name="ce154" office:value-type="string" calcext:value-type="string">
            <text:p>Inversión</text:p>
          </table:table-cell>
          <table:table-cell table:style-name="ce171" table:formula="of:=SUBTOTAL(9;[.B2:.B1001])" office:value-type="float" office:value="49504.65" calcext:value-type="float">
            <text:p>$49,504.65</text:p>
          </table:table-cell>
          <table:table-cell table:style-name="ce184"/>
          <table:table-cell table:style-name="ce353"/>
          <table:table-cell table:style-name="ce188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155" office:value-type="string" calcext:value-type="string">
            <text:p>Extracción</text:p>
          </table:table-cell>
          <table:table-cell table:style-name="ce172" table:formula="of:=SUBTOTAL(9;[.C2:.C1001])" office:value-type="float" office:value="-379.49" calcext:value-type="float">
            <text:p>-$379.49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156" office:value-type="string" calcext:value-type="string">
            <text:p>Rendimientos</text:p>
          </table:table-cell>
          <table:table-cell table:style-name="ce167" table:formula="of:=SUBTOTAL(9;[.D1:.D999])" office:value-type="float" office:value="761.07" calcext:value-type="float">
            <text:p>$761.07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7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388"/>
          <table:table-cell table:style-name="ce397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4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389"/>
          <table:table-cell table:style-name="ce398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390"/>
          <table:table-cell table:style-name="ce399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6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4"/>
          <table:table-cell table:style-name="ce493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1"/>
          <table:table-cell table:style-name="ce493"/>
          <table:table-cell table:style-name="ce368"/>
          <table:table-cell table:style-name="ce377"/>
          <table:table-cell table:style-name="ce345"/>
          <table:table-cell table:style-name="ce389"/>
          <table:table-cell table:style-name="ce398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2"/>
          <table:table-cell table:style-name="ce357"/>
          <table:table-cell table:style-name="ce172"/>
          <table:table-cell table:style-name="ce378"/>
          <table:table-cell table:style-name="ce345"/>
          <table:table-cell table:style-name="ce390"/>
          <table:table-cell table:style-name="ce399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0"/>
          <table:table-cell table:style-name="ce357"/>
          <table:table-cell table:style-name="ce172"/>
          <table:table-cell table:style-name="ce379"/>
          <table:table-cell table:style-name="ce346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7"/>
          <table:table-cell table:style-name="ce272"/>
          <table:table-cell table:style-name="ce276"/>
          <table:table-cell table:style-name="ce353" table:number-columns-repeated="2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131"/>
          <table:table-cell table:style-name="ce153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148"/>
          <table:table-cell table:style-name="ce495" table:content-validation-name="val1"/>
          <table:table-cell table:style-name="ce369"/>
          <table:table-cell table:style-name="ce380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495"/>
          <table:table-cell table:style-name="ce369"/>
          <table:table-cell table:style-name="ce380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495"/>
          <table:table-cell table:style-name="ce370"/>
          <table:table-cell table:style-name="ce380"/>
          <table:table-cell table:style-name="ce227"/>
          <table:table-cell table:style-name="ce392"/>
          <table:table-cell table:style-name="ce401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359"/>
          <table:table-cell table:style-name="ce371"/>
          <table:table-cell table:style-name="ce381"/>
          <table:table-cell table:style-name="ce227"/>
          <table:table-cell table:style-name="ce393"/>
          <table:table-cell table:style-name="ce40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359"/>
          <table:table-cell table:style-name="ce371"/>
          <table:table-cell table:style-name="ce382"/>
          <table:table-cell table:style-name="ce124"/>
          <table:table-cell table:style-name="ce394"/>
          <table:table-cell table:style-name="ce403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60"/>
          <table:table-cell table:style-name="ce372"/>
          <table:table-cell table:style-name="ce383"/>
          <table:table-cell table:style-name="ce123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361"/>
          <table:table-cell table:style-name="ce372"/>
          <table:table-cell table:style-name="ce384"/>
          <table:table-cell table:style-name="ce124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5"/>
          <table:table-cell table:style-name="ce362"/>
          <table:table-cell table:style-name="ce372"/>
          <table:table-cell table:style-name="ce384"/>
          <table:table-cell table:style-name="ce125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60"/>
          <table:table-cell table:style-name="ce372"/>
          <table:table-cell table:style-name="ce384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3"/>
          <table:table-cell table:style-name="ce373"/>
          <table:table-cell table:style-name="ce384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69">
          <table:table-cell table:style-name="ce76"/>
          <table:table-cell table:style-name="ce363"/>
          <table:table-cell table:style-name="ce373"/>
          <table:table-cell table:style-name="ce385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3"/>
          <table:table-cell table:style-name="ce373"/>
          <table:table-cell table:style-name="ce385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385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6">
          <table:table-cell table:number-columns-repeated="1023"/>
        </table:table-row>
        <table:table-row table:style-name="ro4">
          <table:table-cell table:number-columns-repeated="1023"/>
        </table:table-row>
        <table:named-expressions>
          <table:named-range table:name="Z_CBB3F77D_73E6_4F28_9114_EB2250D8558E_.wvu.FilterData" table:base-cell-address="$Supertasas.$A$1" table:cell-range-address="$Supertasas.$A$1:.$A$7"/>
          <table:named-range table:name="_xlnm._FilterDatabase" table:base-cell-address="$Supertasas.$A$1" table:cell-range-address="$Supertasas.$A$1:.$A$7"/>
        </table:named-expressions>
      </table:table>
      <table:table table:name="Briq" table:style-name="ta7">
        <table:table-column table:style-name="co1" table:default-cell-style-name="ce77"/>
        <table:table-column table:style-name="co2" table:default-cell-style-name="ce364"/>
        <table:table-column table:style-name="co3" table:default-cell-style-name="ce374"/>
        <table:table-column table:style-name="co4" table:default-cell-style-name="ce414"/>
        <table:table-column table:style-name="co5" table:default-cell-style-name="ce118"/>
        <table:table-column table:style-name="co6" table:default-cell-style-name="ce395"/>
        <table:table-column table:style-name="co7" table:default-cell-style-name="ce40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355" office:value-type="string" calcext:value-type="string">
            <text:p>MONTO</text:p>
          </table:table-cell>
          <table:table-cell table:style-name="ce365" office:value-type="string" calcext:value-type="string">
            <text:p>MONTO</text:p>
          </table:table-cell>
          <table:table-cell table:style-name="ce375" office:value-type="string" calcext:value-type="string">
            <text:p>MONTO</text:p>
          </table:table-cell>
          <table:table-cell table:style-name="ce343"/>
          <table:table-cell table:style-name="ce268" office:value-type="string" calcext:value-type="string">
            <text:p>TOTAL INVERTIDO</text:p>
          </table:table-cell>
          <table:table-cell table:style-name="ce166" table:formula="of:=[.G6]" office:value-type="float" office:value="16261.39" calcext:value-type="float">
            <text:p>$16,261.39</text:p>
          </table:table-cell>
          <table:table-cell table:style-name="ce182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01" calcext:value-type="date">
            <text:p>1. Jan. 2024</text:p>
          </table:table-cell>
          <table:table-cell table:style-name="ce166" office:value-type="float" office:value="16261.39" calcext:value-type="float">
            <text:p>$16,261.39</text:p>
          </table:table-cell>
          <table:table-cell table:style-name="ce366" office:value-type="float" office:value="0" calcext:value-type="float">
            <text:p>$0.00</text:p>
          </table:table-cell>
          <table:table-cell table:style-name="ce376" office:value-type="float" office:value="0" calcext:value-type="float">
            <text:p>$0.00</text:p>
          </table:table-cell>
          <table:table-cell table:style-name="ce344"/>
          <table:table-cell table:style-name="ce269" office:value-type="string" calcext:value-type="string">
            <text:p>TOTAL RENDIMIENTOS</text:p>
          </table:table-cell>
          <table:table-cell table:style-name="ce167" table:formula="of:=[.G8]" office:value-type="float" office:value="0" calcext:value-type="float">
            <text:p>$0.00</text:p>
          </table:table-cell>
          <table:table-cell table:style-name="ce183"/>
          <table:table-cell table:style-name="ce354" table:content-validation-name="val2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02" calcext:value-type="date">
            <text:p>2. Jan. 2024</text:p>
          </table:table-cell>
          <table:table-cell table:style-name="ce166"/>
          <table:table-cell table:style-name="ce366"/>
          <table:table-cell table:style-name="ce376"/>
          <table:table-cell table:style-name="ce345"/>
          <table:table-cell table:style-name="ce270" office:value-type="string" calcext:value-type="string">
            <text:p>TOTAL EXTRACCIONES</text:p>
          </table:table-cell>
          <table:table-cell table:style-name="ce168" table:formula="of:=[.G7]" office:value-type="float" office:value="0" calcext:value-type="float">
            <text:p>$0.00</text:p>
          </table:table-cell>
          <table:table-cell table:style-name="ce183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415" office:value-type="string" calcext:value-type="string">
            <text:p>VALOR DE LA CUENTA</text:p>
          </table:table-cell>
          <table:table-cell table:style-name="ce416" table:formula="of:=SUM([.G1:.G3])" office:value-type="float" office:value="16261.39" calcext:value-type="float">
            <text:p>$16,261.39</text:p>
          </table:table-cell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154" office:value-type="string" calcext:value-type="string">
            <text:p>Inversión</text:p>
          </table:table-cell>
          <table:table-cell table:style-name="ce171" table:formula="of:=SUBTOTAL(9;[.B2:.B1001])" office:value-type="float" office:value="16261.39" calcext:value-type="float">
            <text:p>$16,261.39</text:p>
          </table:table-cell>
          <table:table-cell table:style-name="ce184"/>
          <table:table-cell table:style-name="ce353"/>
          <table:table-cell table:style-name="ce188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155" office:value-type="string" calcext:value-type="string">
            <text:p>Extracción</text:p>
          </table:table-cell>
          <table:table-cell table:style-name="ce172" table:formula="of:=SUBTOTAL(9;[.C2:.C1001])" office:value-type="float" office:value="0" calcext:value-type="float">
            <text:p>$0.00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156" office:value-type="string" calcext:value-type="string">
            <text:p>Rendimientos</text:p>
          </table:table-cell>
          <table:table-cell table:style-name="ce167" table:formula="of:=SUBTOTAL(9;[.D1:.D999])" office:value-type="float" office:value="0" calcext:value-type="float">
            <text:p>$0.00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7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388"/>
          <table:table-cell table:style-name="ce397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4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389"/>
          <table:table-cell table:style-name="ce398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6"/>
          <table:table-cell table:style-name="ce345"/>
          <table:table-cell table:style-name="ce390"/>
          <table:table-cell table:style-name="ce399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6"/>
          <table:table-cell table:style-name="ce346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6"/>
          <table:table-cell table:style-name="ce347"/>
          <table:table-cell table:style-name="ce272"/>
          <table:table-cell table:style-name="ce276"/>
          <table:table-cell table:style-name="ce353" table:number-columns-repeated="2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7">
          <table:table-cell table:style-name="ce4"/>
          <table:table-cell table:style-name="ce493" table:content-validation-name="val1"/>
          <table:table-cell table:style-name="ce367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4"/>
          <table:table-cell table:style-name="ce493"/>
          <table:table-cell table:style-name="ce367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1"/>
          <table:table-cell table:style-name="ce493"/>
          <table:table-cell table:style-name="ce368"/>
          <table:table-cell table:style-name="ce376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2"/>
          <table:table-cell table:style-name="ce357"/>
          <table:table-cell table:style-name="ce172"/>
          <table:table-cell table:style-name="ce408"/>
          <table:table-cell table:style-name="ce345"/>
          <table:table-cell table:style-name="ce389"/>
          <table:table-cell table:style-name="ce398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0"/>
          <table:table-cell table:style-name="ce357"/>
          <table:table-cell table:style-name="ce172"/>
          <table:table-cell table:style-name="ce379"/>
          <table:table-cell table:style-name="ce345"/>
          <table:table-cell table:style-name="ce390"/>
          <table:table-cell table:style-name="ce399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6"/>
          <table:table-cell table:style-name="ce346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6"/>
          <table:table-cell table:style-name="ce347"/>
          <table:table-cell table:style-name="ce272"/>
          <table:table-cell table:style-name="ce276"/>
          <table:table-cell table:style-name="ce353" table:number-columns-repeated="2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6"/>
          <table:table-cell table:style-name="ce131"/>
          <table:table-cell table:style-name="ce153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148"/>
          <table:table-cell table:style-name="ce495" table:content-validation-name="val1"/>
          <table:table-cell table:style-name="ce369"/>
          <table:table-cell table:style-name="ce409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495"/>
          <table:table-cell table:style-name="ce369"/>
          <table:table-cell table:style-name="ce409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495"/>
          <table:table-cell table:style-name="ce370"/>
          <table:table-cell table:style-name="ce409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359"/>
          <table:table-cell table:style-name="ce371"/>
          <table:table-cell table:style-name="ce410"/>
          <table:table-cell table:style-name="ce227"/>
          <table:table-cell table:style-name="ce392"/>
          <table:table-cell table:style-name="ce401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359"/>
          <table:table-cell table:style-name="ce371"/>
          <table:table-cell table:style-name="ce382"/>
          <table:table-cell table:style-name="ce227"/>
          <table:table-cell table:style-name="ce393"/>
          <table:table-cell table:style-name="ce40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60"/>
          <table:table-cell table:style-name="ce372"/>
          <table:table-cell table:style-name="ce411"/>
          <table:table-cell table:style-name="ce124"/>
          <table:table-cell table:style-name="ce394"/>
          <table:table-cell table:style-name="ce403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361"/>
          <table:table-cell table:style-name="ce372"/>
          <table:table-cell table:style-name="ce412"/>
          <table:table-cell table:style-name="ce123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5"/>
          <table:table-cell table:style-name="ce362"/>
          <table:table-cell table:style-name="ce372"/>
          <table:table-cell table:style-name="ce412"/>
          <table:table-cell table:style-name="ce124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3">
          <table:table-cell table:style-name="ce75"/>
          <table:table-cell table:style-name="ce362"/>
          <table:table-cell table:style-name="ce372"/>
          <table:table-cell table:style-name="ce412"/>
          <table:table-cell table:style-name="ce125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60"/>
          <table:table-cell table:style-name="ce372"/>
          <table:table-cell table:style-name="ce412"/>
          <table:table-cell table:style-name="ce125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3"/>
          <table:table-cell table:style-name="ce373"/>
          <table:table-cell table:style-name="ce412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70">
          <table:table-cell table:style-name="ce76"/>
          <table:table-cell table:style-name="ce363"/>
          <table:table-cell table:style-name="ce373"/>
          <table:table-cell table:style-name="ce413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413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4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5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Z_CBB3F77D_73E6_4F28_9114_EB2250D8558E_.wvu.FilterData" table:base-cell-address="$Briq.$A$1" table:cell-range-address="$Briq.$A$1:.$A$7"/>
          <table:named-range table:name="_xlnm._FilterDatabase" table:base-cell-address="$Briq.$A$1" table:cell-range-address="$Briq.$A$1:.$A$7"/>
        </table:named-expressions>
      </table:table>
      <table:table table:name="M2crowd" table:style-name="ta8">
        <office:forms form:automatic-focus="false" form:apply-design-mode="false"/>
        <table:table-column table:style-name="co1" table:default-cell-style-name="ce77"/>
        <table:table-column table:style-name="co2" table:default-cell-style-name="ce364"/>
        <table:table-column table:style-name="co3" table:default-cell-style-name="ce374"/>
        <table:table-column table:style-name="co4" table:default-cell-style-name="ce386"/>
        <table:table-column table:style-name="co5" table:default-cell-style-name="ce118"/>
        <table:table-column table:style-name="co6" table:default-cell-style-name="ce395"/>
        <table:table-column table:style-name="co7" table:default-cell-style-name="ce40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355" office:value-type="string" calcext:value-type="string">
            <text:p>MONTO</text:p>
          </table:table-cell>
          <table:table-cell table:style-name="ce365" office:value-type="string" calcext:value-type="string">
            <text:p>MONTO</text:p>
          </table:table-cell>
          <table:table-cell table:style-name="ce375" office:value-type="string" calcext:value-type="string">
            <text:p>MONTO</text:p>
          </table:table-cell>
          <table:table-cell table:style-name="ce343"/>
          <table:table-cell table:style-name="ce268" office:value-type="string" calcext:value-type="string">
            <text:p>TOTAL INVERTIDO</text:p>
          </table:table-cell>
          <table:table-cell table:style-name="ce166" table:formula="of:=[.G6]" office:value-type="float" office:value="0" calcext:value-type="float">
            <text:p>$0.00</text:p>
          </table:table-cell>
          <table:table-cell table:style-name="ce182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 office:value-type="date" office:date-value="2024-01-01" calcext:value-type="date">
            <text:p>1. Jan. 2024</text:p>
          </table:table-cell>
          <table:table-cell table:style-name="ce166"/>
          <table:table-cell table:style-name="ce366"/>
          <table:table-cell table:style-name="ce377"/>
          <table:table-cell table:style-name="ce344"/>
          <table:table-cell table:style-name="ce269" office:value-type="string" calcext:value-type="string">
            <text:p>TOTAL RENDIMIENTOS</text:p>
          </table:table-cell>
          <table:table-cell table:style-name="ce167" table:formula="of:=[.G8]" office:value-type="float" office:value="0" calcext:value-type="float">
            <text:p>$0.00</text:p>
          </table:table-cell>
          <table:table-cell table:style-name="ce183"/>
          <table:table-cell table:style-name="ce354" table:content-validation-name="val2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270" office:value-type="string" calcext:value-type="string">
            <text:p>TOTAL EXTRACCIONES</text:p>
          </table:table-cell>
          <table:table-cell table:style-name="ce168" table:formula="of:=[.G7]" office:value-type="float" office:value="0" calcext:value-type="float">
            <text:p>$0.00</text:p>
          </table:table-cell>
          <table:table-cell table:style-name="ce183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420" office:value-type="string" calcext:value-type="string">
            <text:p>VALOR DE LA CUENTA</text:p>
          </table:table-cell>
          <table:table-cell table:style-name="ce421" table:formula="of:=SUM([.G1:.G3])" office:value-type="float" office:value="0" calcext:value-type="float">
            <text:p>$0.00</text:p>
          </table:table-cell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number-columns-repeated="1013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154" office:value-type="string" calcext:value-type="string">
            <text:p>Inversión</text:p>
          </table:table-cell>
          <table:table-cell table:style-name="ce171" table:formula="of:=SUBTOTAL(9;[.B2:.B1002])" office:value-type="float" office:value="0" calcext:value-type="float">
            <text:p>$0.00</text:p>
          </table:table-cell>
          <table:table-cell table:style-name="ce184"/>
          <table:table-cell table:style-name="ce353"/>
          <table:table-cell table:style-name="ce188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166"/>
          <table:table-cell table:style-name="ce366"/>
          <table:table-cell table:style-name="ce377"/>
          <table:table-cell table:style-name="ce345"/>
          <table:table-cell table:style-name="ce155" office:value-type="string" calcext:value-type="string">
            <text:p>Extracción</text:p>
          </table:table-cell>
          <table:table-cell table:style-name="ce172" table:formula="of:=SUBTOTAL(9;[.C2:.C1002])" office:value-type="float" office:value="0" calcext:value-type="float">
            <text:p>$0.00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53"/>
          <table:table-cell table:style-name="ce417"/>
          <table:table-cell table:style-name="ce418"/>
          <table:table-cell table:style-name="ce419"/>
          <table:table-cell table:style-name="ce345"/>
          <table:table-cell table:style-name="ce156" office:value-type="string" calcext:value-type="string">
            <text:p>Rendimientos</text:p>
          </table:table-cell>
          <table:table-cell table:style-name="ce167" table:formula="of:=SUBTOTAL(9;[.D1:.D20])" office:value-type="float" office:value="0" calcext:value-type="float">
            <text:p>$0.00</text:p>
          </table:table-cell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53"/>
          <table:table-cell table:style-name="ce417"/>
          <table:table-cell table:style-name="ce418"/>
          <table:table-cell table:style-name="ce419"/>
          <table:table-cell table:style-name="ce345"/>
          <table:table-cell table:style-name="ce388"/>
          <table:table-cell table:style-name="ce397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6">
          <table:table-cell table:style-name="ce3"/>
          <table:table-cell table:style-name="ce493" table:content-validation-name="val1"/>
          <table:table-cell table:style-name="ce367"/>
          <table:table-cell table:style-name="ce377"/>
          <table:table-cell table:style-name="ce345"/>
          <table:table-cell table:style-name="ce388"/>
          <table:table-cell table:style-name="ce397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493" table:content-validation-name="val1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3"/>
          <table:table-cell table:style-name="ce493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3"/>
          <table:table-cell table:style-name="ce493"/>
          <table:table-cell table:style-name="ce368"/>
          <table:table-cell table:style-name="ce377"/>
          <table:table-cell table:style-name="ce345"/>
          <table:table-cell table:style-name="ce389"/>
          <table:table-cell table:style-name="ce398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2"/>
          <table:table-cell table:style-name="ce417"/>
          <table:table-cell table:style-name="ce418"/>
          <table:table-cell table:style-name="ce419"/>
          <table:table-cell table:style-name="ce345"/>
          <table:table-cell table:style-name="ce390"/>
          <table:table-cell table:style-name="ce399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0"/>
          <table:table-cell table:style-name="ce417"/>
          <table:table-cell table:style-name="ce418"/>
          <table:table-cell table:style-name="ce419"/>
          <table:table-cell table:style-name="ce346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7"/>
          <table:table-cell table:style-name="ce272"/>
          <table:table-cell table:style-name="ce276"/>
          <table:table-cell table:style-name="ce353" table:number-columns-repeated="2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8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4"/>
          <table:table-cell table:style-name="ce493"/>
          <table:table-cell table:style-name="ce367"/>
          <table:table-cell table:style-name="ce377"/>
          <table:table-cell table:style-name="ce345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1"/>
          <table:table-cell table:style-name="ce493"/>
          <table:table-cell table:style-name="ce368"/>
          <table:table-cell table:style-name="ce377"/>
          <table:table-cell table:style-name="ce345"/>
          <table:table-cell table:style-name="ce389"/>
          <table:table-cell table:style-name="ce398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2"/>
          <table:table-cell table:style-name="ce357"/>
          <table:table-cell table:style-name="ce172"/>
          <table:table-cell table:style-name="ce378"/>
          <table:table-cell table:style-name="ce345"/>
          <table:table-cell table:style-name="ce390"/>
          <table:table-cell table:style-name="ce399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190"/>
          <table:table-cell table:style-name="ce357"/>
          <table:table-cell table:style-name="ce172"/>
          <table:table-cell table:style-name="ce379"/>
          <table:table-cell table:style-name="ce346"/>
          <table:table-cell table:style-name="ce272"/>
          <table:table-cell table:style-name="ce276"/>
          <table:table-cell table:style-name="ce184"/>
          <table:table-cell table:style-name="ce353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347"/>
          <table:table-cell table:style-name="ce272"/>
          <table:table-cell table:style-name="ce276"/>
          <table:table-cell table:style-name="ce353" table:number-columns-repeated="2"/>
          <table:table-cell table:style-name="ce173"/>
          <table:table-cell table:style-name="ce41"/>
          <table:table-cell table:number-columns-repeated="1012"/>
        </table:table-row>
        <table:table-row table:style-name="ro2">
          <table:table-cell table:style-name="ce4"/>
          <table:table-cell table:style-name="ce493" table:content-validation-name="val1"/>
          <table:table-cell table:style-name="ce367"/>
          <table:table-cell table:style-name="ce377"/>
          <table:table-cell table:style-name="ce131"/>
          <table:table-cell table:style-name="ce153"/>
          <table:table-cell table:style-name="ce170"/>
          <table:table-cell table:style-name="ce185"/>
          <table:table-cell table:style-name="ce173" table:number-columns-repeated="2"/>
          <table:table-cell table:style-name="ce41"/>
          <table:table-cell table:number-columns-repeated="1012"/>
        </table:table-row>
        <table:table-row table:style-name="ro2" table:number-rows-repeated="7">
          <table:table-cell table:style-name="ce148"/>
          <table:table-cell table:style-name="ce495" table:content-validation-name="val1"/>
          <table:table-cell table:style-name="ce369"/>
          <table:table-cell table:style-name="ce380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 table:number-rows-repeated="2">
          <table:table-cell table:style-name="ce148"/>
          <table:table-cell table:style-name="ce495"/>
          <table:table-cell table:style-name="ce369"/>
          <table:table-cell table:style-name="ce380"/>
          <table:table-cell table:style-name="ce227"/>
          <table:table-cell table:style-name="ce391"/>
          <table:table-cell table:style-name="ce400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0"/>
          <table:table-cell table:style-name="ce495"/>
          <table:table-cell table:style-name="ce370"/>
          <table:table-cell table:style-name="ce380"/>
          <table:table-cell table:style-name="ce227"/>
          <table:table-cell table:style-name="ce392"/>
          <table:table-cell table:style-name="ce401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1"/>
          <table:table-cell table:style-name="ce359"/>
          <table:table-cell table:style-name="ce371"/>
          <table:table-cell table:style-name="ce381"/>
          <table:table-cell table:style-name="ce227"/>
          <table:table-cell table:style-name="ce393"/>
          <table:table-cell table:style-name="ce402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2">
          <table:table-cell table:style-name="ce72"/>
          <table:table-cell table:style-name="ce359"/>
          <table:table-cell table:style-name="ce371"/>
          <table:table-cell table:style-name="ce382"/>
          <table:table-cell table:style-name="ce124"/>
          <table:table-cell table:style-name="ce394"/>
          <table:table-cell table:style-name="ce403"/>
          <table:table-cell table:style-name="ce25"/>
          <table:table-cell table:number-columns-repeated="2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60"/>
          <table:table-cell table:style-name="ce372"/>
          <table:table-cell table:style-name="ce383"/>
          <table:table-cell table:style-name="ce123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4"/>
          <table:table-cell table:style-name="ce361"/>
          <table:table-cell table:style-name="ce372"/>
          <table:table-cell table:style-name="ce384"/>
          <table:table-cell table:style-name="ce124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4">
          <table:table-cell table:style-name="ce75"/>
          <table:table-cell table:style-name="ce362"/>
          <table:table-cell table:style-name="ce372"/>
          <table:table-cell table:style-name="ce384"/>
          <table:table-cell table:style-name="ce125"/>
          <table:table-cell table:style-name="ce394"/>
          <table:table-cell table:style-name="ce403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3"/>
          <table:table-cell table:style-name="ce360"/>
          <table:table-cell table:style-name="ce372"/>
          <table:table-cell table:style-name="ce384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3"/>
          <table:table-cell table:style-name="ce373"/>
          <table:table-cell table:style-name="ce384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 table:number-rows-repeated="969">
          <table:table-cell table:style-name="ce76"/>
          <table:table-cell table:style-name="ce363"/>
          <table:table-cell table:style-name="ce373"/>
          <table:table-cell table:style-name="ce385"/>
          <table:table-cell table:style-name="ce125"/>
          <table:table-cell/>
          <table:table-cell table:style-name="ce404"/>
          <table:table-cell table:number-columns-repeated="3"/>
          <table:table-cell table:style-name="ce41"/>
          <table:table-cell table:number-columns-repeated="1012"/>
        </table:table-row>
        <table:table-row table:style-name="ro1">
          <table:table-cell table:style-name="ce76"/>
          <table:table-cell table:style-name="ce363"/>
          <table:table-cell table:style-name="ce373"/>
          <table:table-cell table:style-name="ce385"/>
          <table:table-cell table:style-name="ce125"/>
          <table:table-cell table:number-columns-repeated="5"/>
          <table:table-cell table:style-name="ce41"/>
          <table:table-cell table:number-columns-repeated="1012"/>
        </table:table-row>
        <table:table-row table:style-name="ro1">
          <table:table-cell table:number-columns-repeated="3"/>
          <table:table-cell table:style-name="ce385"/>
          <table:table-cell table:style-name="ce125"/>
          <table:table-cell table:number-columns-repeated="1018"/>
        </table:table-row>
        <table:table-row table:style-name="ro3">
          <table:table-cell table:number-columns-repeated="4"/>
          <table:table-cell table:style-name="ce125"/>
          <table:table-cell table:number-columns-repeated="1018"/>
        </table:table-row>
        <table:table-row table:style-name="ro3" table:number-rows-repeated="1047545">
          <table:table-cell table:number-columns-repeated="1023"/>
        </table:table-row>
        <table:table-row table:style-name="ro3">
          <table:table-cell table:number-columns-repeated="1023"/>
        </table:table-row>
        <table:named-expressions>
          <table:named-range table:name="Z_CBB3F77D_73E6_4F28_9114_EB2250D8558E_.wvu.FilterData" table:base-cell-address="$M2crowd.$A$1" table:cell-range-address="$M2crowd.$A$1:.$A$7"/>
          <table:named-range table:name="_xlnm._FilterDatabase" table:base-cell-address="$M2crowd.$A$1" table:cell-range-address="$M2crowd.$A$1:.$A$7"/>
        </table:named-expressions>
      </table:table>
      <table:table table:name="TOTALES" table:style-name="ta9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1016" table:default-cell-style-name="Default"/>
        <table:table-row table:style-name="ro5">
          <table:table-cell table:style-name="ce422" office:value-type="string" calcext:value-type="string" table:number-columns-spanned="5" table:number-rows-spanned="1">
            <text:p>INVERSIONES AÑO 2024</text:p>
          </table:table-cell>
          <table:covered-table-cell table:number-columns-repeated="4" table:style-name="ce353"/>
          <table:table-cell table:style-name="ce353"/>
          <table:table-cell table:style-name="ce441" office:value-type="string" calcext:value-type="string">
            <text:p>METAS</text:p>
          </table:table-cell>
          <table:table-cell table:style-name="ce446" office:value-type="string" calcext:value-type="string">
            <text:p>PORCENTAJE</text:p>
          </table:table-cell>
          <table:table-cell table:style-name="ce173" table:number-columns-repeated="3"/>
          <table:table-cell table:number-columns-repeated="1013"/>
        </table:table-row>
        <table:table-row table:style-name="ro6">
          <table:table-cell table:style-name="ce423" office:value-type="string" calcext:value-type="string" table:number-columns-spanned="2" table:number-rows-spanned="1">
            <text:p>INVERTIDO</text:p>
          </table:table-cell>
          <table:covered-table-cell table:style-name="ce567"/>
          <table:table-cell table:style-name="ce567"/>
          <table:table-cell table:style-name="ce437" office:value-type="string" calcext:value-type="string" table:number-columns-spanned="2" table:number-rows-spanned="1">
            <text:p>RENDIMIENTO</text:p>
          </table:table-cell>
          <table:covered-table-cell table:style-name="ce567"/>
          <table:table-cell table:style-name="ce440"/>
          <table:table-cell table:style-name="ce442"/>
          <table:table-cell table:style-name="ce447"/>
          <table:table-cell table:style-name="ce173" table:number-columns-repeated="3"/>
          <table:table-cell table:number-columns-repeated="1013"/>
        </table:table-row>
        <table:table-row table:style-name="ro7">
          <table:table-cell table:style-name="ce424" office:value-type="string" calcext:value-type="string">
            <text:p>Boondia</text:p>
          </table:table-cell>
          <table:table-cell table:style-name="ce431" table:formula="of:=[$Boondia.$G$4]" office:value-type="float" office:value="516.34" calcext:value-type="float">
            <text:p>$516.34</text:p>
          </table:table-cell>
          <table:table-cell table:style-name="ce431"/>
          <table:table-cell table:style-name="ce438" office:value-type="string" calcext:value-type="string">
            <text:p>Boondia</text:p>
          </table:table-cell>
          <table:table-cell table:style-name="ce439" table:formula="of:=[$Boondia.$G$8]" office:value-type="float" office:value="2.62" calcext:value-type="float">
            <text:p>$2.62</text:p>
          </table:table-cell>
          <table:table-cell table:style-name="ce440"/>
          <table:table-cell table:style-name="ce443" office:value-type="currency" office:currency="MXN" office:value="60000" calcext:value-type="currency">
            <text:p>$60,000.00</text:p>
          </table:table-cell>
          <table:table-cell table:style-name="ce448" table:formula="of:=[.B3]/[.G3]" office:value-type="percentage" office:value="0.00860566666666667" calcext:value-type="percentage">
            <text:p>0.86%</text:p>
          </table:table-cell>
          <table:table-cell table:style-name="ce173" table:number-columns-repeated="3"/>
          <table:table-cell table:number-columns-repeated="1013"/>
        </table:table-row>
        <table:table-row table:style-name="ro8">
          <table:table-cell table:style-name="ce424" office:value-type="string" calcext:value-type="string">
            <text:p>Uala</text:p>
          </table:table-cell>
          <table:table-cell table:style-name="ce431" table:formula="of:=[$Uala.$G$4]" office:value-type="float" office:value="23274.49" calcext:value-type="float">
            <text:p>$23,274.49</text:p>
          </table:table-cell>
          <table:table-cell table:style-name="ce435"/>
          <table:table-cell table:style-name="ce438" office:value-type="string" calcext:value-type="string">
            <text:p>Uala</text:p>
          </table:table-cell>
          <table:table-cell table:style-name="ce439" table:formula="of:=[$Uala.$G$8]" office:value-type="float" office:value="343.8" calcext:value-type="float">
            <text:p>$343.80</text:p>
          </table:table-cell>
          <table:table-cell table:style-name="ce440"/>
          <table:table-cell table:style-name="ce443" office:value-type="currency" office:currency="MXN" office:value="100000" calcext:value-type="currency">
            <text:p>$100,000.00</text:p>
          </table:table-cell>
          <table:table-cell table:style-name="ce448" table:formula="of:=[.B4]/[.G4]" office:value-type="percentage" office:value="0.2327449" calcext:value-type="percentage">
            <text:p>23.27%</text:p>
          </table:table-cell>
          <table:table-cell table:style-name="ce173" table:number-columns-repeated="3"/>
          <table:table-cell table:number-columns-repeated="1013"/>
        </table:table-row>
        <table:table-row table:style-name="ro8">
          <table:table-cell table:style-name="ce424" office:value-type="string" calcext:value-type="string">
            <text:p>Cajita Nu</text:p>
          </table:table-cell>
          <table:table-cell table:style-name="ce431" table:formula="of:=[$'Cajita Nu'.$G$4]" office:value-type="float" office:value="158734.86" calcext:value-type="float">
            <text:p>$158,734.86</text:p>
          </table:table-cell>
          <table:table-cell table:style-name="ce435"/>
          <table:table-cell table:style-name="ce438" office:value-type="string" calcext:value-type="string">
            <text:p>Cajita Nu</text:p>
          </table:table-cell>
          <table:table-cell table:style-name="ce439" table:formula="of:=[$'Cajita Nu'.$G$8]" office:value-type="float" office:value="1399.87" calcext:value-type="float">
            <text:p>$1,399.87</text:p>
          </table:table-cell>
          <table:table-cell table:style-name="ce440"/>
          <table:table-cell table:style-name="ce443" office:value-type="currency" office:currency="MXN" office:value="200000" calcext:value-type="currency">
            <text:p>$200,000.00</text:p>
          </table:table-cell>
          <table:table-cell table:style-name="ce449" table:formula="of:=[.B5]/[.G5]" office:value-type="percentage" office:value="0.7936743" calcext:value-type="percentage">
            <text:p>79.37%</text:p>
          </table:table-cell>
          <table:table-cell table:style-name="ce173" table:number-columns-repeated="3"/>
          <table:table-cell table:number-columns-repeated="1013"/>
        </table:table-row>
        <table:table-row table:style-name="ro8">
          <table:table-cell table:style-name="ce424" office:value-type="string" calcext:value-type="string">
            <text:p>Cetes</text:p>
          </table:table-cell>
          <table:table-cell table:style-name="ce432" table:formula="of:=[$Cetes.$G$4]" office:value-type="float" office:value="54857.72" calcext:value-type="float">
            <text:p>$54,857.72</text:p>
          </table:table-cell>
          <table:table-cell table:style-name="ce436"/>
          <table:table-cell table:style-name="ce438" office:value-type="string" calcext:value-type="string">
            <text:p>Cetes</text:p>
          </table:table-cell>
          <table:table-cell table:style-name="ce439" table:formula="of:=[$Cetes.$G$8]" office:value-type="float" office:value="339.36" calcext:value-type="float">
            <text:p>$339.36</text:p>
          </table:table-cell>
          <table:table-cell table:style-name="ce440"/>
          <table:table-cell table:style-name="ce443" office:value-type="currency" office:currency="MXN" office:value="80000" calcext:value-type="currency">
            <text:p>$80,000.00</text:p>
          </table:table-cell>
          <table:table-cell table:style-name="ce449" table:formula="of:=[.B6]/[.G6]" office:value-type="percentage" office:value="0.6857215" calcext:value-type="percentage">
            <text:p>68.57%</text:p>
          </table:table-cell>
          <table:table-cell table:style-name="ce173" table:number-columns-repeated="3"/>
          <table:table-cell table:number-columns-repeated="1013"/>
        </table:table-row>
        <table:table-row table:style-name="ro8">
          <table:table-cell table:style-name="ce424" office:value-type="string" calcext:value-type="string">
            <text:p>Finsus</text:p>
          </table:table-cell>
          <table:table-cell table:style-name="ce432" table:formula="of:=[$Finsus.$G$4]" office:value-type="float" office:value="50350.07" calcext:value-type="float">
            <text:p>$50,350.07</text:p>
          </table:table-cell>
          <table:table-cell table:style-name="ce436"/>
          <table:table-cell table:style-name="ce438" office:value-type="string" calcext:value-type="string">
            <text:p>Finsus</text:p>
          </table:table-cell>
          <table:table-cell table:style-name="ce439" table:formula="of:=[$Finsus.$G$8]" office:value-type="float" office:value="56.53" calcext:value-type="float">
            <text:p>$56.53</text:p>
          </table:table-cell>
          <table:table-cell table:style-name="ce440"/>
          <table:table-cell table:style-name="ce443" office:value-type="currency" office:currency="MXN" office:value="80000" calcext:value-type="currency">
            <text:p>$80,000.00</text:p>
          </table:table-cell>
          <table:table-cell table:style-name="ce449" table:formula="of:=[.B7]/[.G7]" office:value-type="percentage" office:value="0.629375875" calcext:value-type="percentage">
            <text:p>62.94%</text:p>
          </table:table-cell>
          <table:table-cell table:style-name="ce173" table:number-columns-repeated="3"/>
          <table:table-cell table:number-columns-repeated="1013"/>
        </table:table-row>
        <table:table-row table:style-name="ro8">
          <table:table-cell table:style-name="ce424" office:value-type="string" calcext:value-type="string">
            <text:p>Supertasas</text:p>
          </table:table-cell>
          <table:table-cell table:style-name="ce432" table:formula="of:=[$Supertasas.$G$4]" office:value-type="float" office:value="49886.23" calcext:value-type="float">
            <text:p>$49,886.23</text:p>
          </table:table-cell>
          <table:table-cell table:style-name="ce436"/>
          <table:table-cell table:style-name="ce438" office:value-type="string" calcext:value-type="string">
            <text:p>Supertasas</text:p>
          </table:table-cell>
          <table:table-cell table:style-name="ce439" table:formula="of:=[$Supertasas.$G$8]" office:value-type="float" office:value="761.07" calcext:value-type="float">
            <text:p>$761.07</text:p>
          </table:table-cell>
          <table:table-cell table:style-name="ce440"/>
          <table:table-cell table:style-name="ce443" office:value-type="currency" office:currency="MXN" office:value="80000" calcext:value-type="currency">
            <text:p>$80,000.00</text:p>
          </table:table-cell>
          <table:table-cell table:style-name="ce449" table:formula="of:=[.B8]/[.G8]" office:value-type="percentage" office:value="0.623577875" calcext:value-type="percentage">
            <text:p>62.36%</text:p>
          </table:table-cell>
          <table:table-cell table:style-name="ce173" table:number-columns-repeated="3"/>
          <table:table-cell table:number-columns-repeated="1013"/>
        </table:table-row>
        <table:table-row table:style-name="ro8">
          <table:table-cell table:style-name="ce424" office:value-type="string" calcext:value-type="string">
            <text:p>Briq</text:p>
          </table:table-cell>
          <table:table-cell table:style-name="ce432" table:formula="of:=[$Briq.$G$4]" office:value-type="float" office:value="16261.39" calcext:value-type="float">
            <text:p>$16,261.39</text:p>
          </table:table-cell>
          <table:table-cell table:style-name="ce436"/>
          <table:table-cell table:style-name="ce438" office:value-type="string" calcext:value-type="string">
            <text:p>Briq</text:p>
          </table:table-cell>
          <table:table-cell table:style-name="ce439" table:formula="of:=[$Briq.$G$8]" office:value-type="float" office:value="0" calcext:value-type="float">
            <text:p>$0.00</text:p>
          </table:table-cell>
          <table:table-cell table:style-name="ce440"/>
          <table:table-cell table:style-name="ce443" office:value-type="currency" office:currency="MXN" office:value="50000" calcext:value-type="currency">
            <text:p>$50,000.00</text:p>
          </table:table-cell>
          <table:table-cell table:style-name="ce448" table:formula="of:=[.B9]/[.G9]" office:value-type="percentage" office:value="0.3252278" calcext:value-type="percentage">
            <text:p>32.52%</text:p>
          </table:table-cell>
          <table:table-cell table:style-name="ce173" table:number-columns-repeated="3"/>
          <table:table-cell table:number-columns-repeated="1013"/>
        </table:table-row>
        <table:table-row table:style-name="ro8">
          <table:table-cell table:style-name="ce424" office:value-type="string" calcext:value-type="string">
            <text:p>M2crowd</text:p>
          </table:table-cell>
          <table:table-cell table:style-name="ce432" table:formula="of:=[$M2crowd.$G$4]" office:value-type="float" office:value="0" calcext:value-type="float">
            <text:p>$0.00</text:p>
          </table:table-cell>
          <table:table-cell table:style-name="ce436"/>
          <table:table-cell table:style-name="ce438" office:value-type="string" calcext:value-type="string">
            <text:p>M2crowd</text:p>
          </table:table-cell>
          <table:table-cell table:style-name="ce439" table:formula="of:=[$M2crowd.$G$8]" office:value-type="float" office:value="0" calcext:value-type="float">
            <text:p>$0.00</text:p>
          </table:table-cell>
          <table:table-cell table:style-name="ce440"/>
          <table:table-cell table:style-name="ce443" office:value-type="currency" office:currency="MXN" office:value="50000" calcext:value-type="currency">
            <text:p>$50,000.00</text:p>
          </table:table-cell>
          <table:table-cell table:style-name="ce448" table:formula="of:=[.B10]/[.G10]" office:value-type="percentage" office:value="0" calcext:value-type="percentage">
            <text:p>0.00%</text:p>
          </table:table-cell>
          <table:table-cell table:style-name="ce173" table:number-columns-repeated="3"/>
          <table:table-cell table:number-columns-repeated="1013"/>
        </table:table-row>
        <table:table-row table:style-name="ro8">
          <table:table-cell table:style-name="ce425"/>
          <table:table-cell table:style-name="ce567" table:number-columns-repeated="4"/>
          <table:table-cell table:style-name="ce440"/>
          <table:table-cell table:style-name="ce567"/>
          <table:table-cell table:style-name="ce450"/>
          <table:table-cell table:style-name="ce173" table:number-columns-repeated="3"/>
          <table:table-cell table:number-columns-repeated="1013"/>
        </table:table-row>
        <table:table-row table:style-name="ro9">
          <table:table-cell table:style-name="ce426" office:value-type="string" calcext:value-type="string">
            <text:p>TOTAL</text:p>
          </table:table-cell>
          <table:table-cell table:style-name="ce433" table:formula="of:=SUM([.B3:.B11])" office:value-type="float" office:value="353881.1" calcext:value-type="float">
            <text:p>$353,881.10</text:p>
          </table:table-cell>
          <table:table-cell table:style-name="ce436"/>
          <table:table-cell table:style-name="ce426" office:value-type="string" calcext:value-type="string">
            <text:p>TOTAL</text:p>
          </table:table-cell>
          <table:table-cell table:style-name="ce439" table:formula="of:=SUM([.E3:.E11])" office:value-type="float" office:value="2903.25" calcext:value-type="float">
            <text:p>$2,903.25</text:p>
          </table:table-cell>
          <table:table-cell table:style-name="ce440"/>
          <table:table-cell table:style-name="ce444" table:formula="of:=SUM([.G3:.G11])" office:value-type="currency" office:currency="MXN" office:value="700000" calcext:value-type="currency">
            <text:p>$700,000.00</text:p>
          </table:table-cell>
          <table:table-cell table:style-name="ce451"/>
          <table:table-cell table:style-name="ce173" table:number-columns-repeated="3"/>
          <table:table-cell table:number-columns-repeated="1013"/>
        </table:table-row>
        <table:table-row table:style-name="ro8" table:number-rows-repeated="5">
          <table:table-cell table:style-name="ce427"/>
          <table:table-cell table:style-name="ce434" table:number-columns-repeated="5"/>
          <table:table-cell table:style-name="ce173" table:number-columns-repeated="5"/>
          <table:table-cell table:number-columns-repeated="1013"/>
        </table:table-row>
        <table:table-row table:style-name="ro8">
          <table:table-cell table:style-name="ce427"/>
          <table:table-cell table:style-name="ce434" table:number-columns-repeated="5"/>
          <table:table-cell table:style-name="ce445"/>
          <table:table-cell table:style-name="ce173" table:number-columns-repeated="4"/>
          <table:table-cell table:number-columns-repeated="1013"/>
        </table:table-row>
        <table:table-row table:style-name="ro10" table:number-rows-repeated="24">
          <table:table-cell table:style-name="ce428"/>
          <table:table-cell table:style-name="ce173" table:number-columns-repeated="10"/>
          <table:table-cell table:number-columns-repeated="1013"/>
        </table:table-row>
        <table:table-row table:style-name="ro10" table:number-rows-repeated="958">
          <table:table-cell table:style-name="ce292"/>
          <table:table-cell table:number-columns-repeated="1023"/>
        </table:table-row>
        <table:table-row table:style-name="ro3" table:number-rows-repeated="2">
          <table:table-cell table:style-name="ce292"/>
          <table:table-cell table:number-columns-repeated="1023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oondia.A1:Boondia.A29" table:display-filter-buttons="true"/>
        <table:database-range table:name="__Anonymous_Sheet_DB__1" table:target-range-address="'Cajita Nu'.A1:'Cajita Nu'.A2" table:display-filter-buttons="true"/>
        <table:database-range table:name="__Anonymous_Sheet_DB__2" table:target-range-address="Uala.A1:Uala.A2" table:display-filter-buttons="true"/>
        <table:database-range table:name="__Anonymous_Sheet_DB__3" table:target-range-address="Cetes.A1:Cetes.A9" table:display-filter-buttons="true"/>
        <table:database-range table:name="__Anonymous_Sheet_DB__4" table:target-range-address="Finsus.A1:Finsus.A9" table:display-filter-buttons="true"/>
        <table:database-range table:name="__Anonymous_Sheet_DB__5" table:target-range-address="Supertasas.A1:Supertasas.A9" table:display-filter-buttons="true"/>
        <table:database-range table:name="__Anonymous_Sheet_DB__6" table:target-range-address="Briq.A1:Briq.A9" table:display-filter-buttons="true"/>
        <table:database-range table:name="__Anonymous_Sheet_DB__7" table:target-range-address="M2crowd.A1:M2crowd.A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Comfortaa" svg:font-family="Comfortaa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Fira Mono" svg:font-family="'Fira Mono'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" svg:font-family="Ubuntu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text>$</number:text>
      <number:number number:decimal-places="2" number:min-decimal-places="2" number:min-integer-digits="1" number:grouping="true"/>
    </number:number-style>
    <number:date-style style:name="N137">
      <number:day/>
      <number:text>/</number:text>
      <number:month/>
      <number:text>/</number:text>
      <number:year number:style="long"/>
    </number:date-style>
    <number:time-style style:name="N134">
      <number:minutes number:style="long"/>
      <number:text>:</number:text>
      <number:seconds number:style="long" number:decimal-places="1"/>
    </number:time-style>
    <number:time-style style:name="N122">
      <number:minutes number:style="long"/>
      <number:text>:</number:text>
      <number:seconds number:style="long"/>
    </number:time-style>
    <number:number-style style:name="N135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date-style style:name="N13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date-style style:name="N13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33">
      <number:number number:decimal-places="1" number:min-decimal-places="1" number:min-integer-digits="1" number:grouping="true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n" number:country="US">
      <number:text> </number:text>
      <number:fill-character> </number:fill-character>
      <number:text>- </number:text>
    </number:number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time-style style:name="N10144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 </number:text>
      <number:am-pm/>
    </number:time-style>
    <number:date-style style:name="N10141" number:language="en" number:country="US">
      <number:month number:textual="true"/>
      <number:text>-</number:text>
      <number:year/>
    </number:date-style>
    <number:date-style style:name="N10140" number:language="en" number:country="US">
      <number:day/>
      <number:text>-</number:text>
      <number:month number:textual="true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28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8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8P2" style:volatile="true" number:language="en" number:country="US">
      <number:currency-symbol/>
      <number:fill-character> </number:fill-character>
      <number:text>- </number:text>
    </number:currency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ipo_20_Movimiento" style:display-name="Tipo Movimiento" style:family="table-cell" style:parent-style-name="Default" style:data-style-name="N121">
      <style:table-cell-properties style:text-align-source="fix" style:repeat-content="false" fo:wrap-option="no-wrap" style:direction="ltr" fo:padding="0.0555in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a6a6" style:text-outline="false" style:text-line-through-style="none" style:text-line-through-type="none" style:font-name="DejaVu Sans Mono" fo:font-family="'DejaVu Sans Mono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mfortaa" style:font-family-complex="Comfortaa" style:font-size-complex="12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Boondia" style:display-name="PageStyle_Boondi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TALES" style:display-name="PageStyle_TOTA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05T09:07:02.070242234</dc:date>
    <meta:editing-duration>P1DT14H22M26S</meta:editing-duration>
    <meta:editing-cycles>222</meta:editing-cycles>
    <meta:document-statistic meta:table-count="9" meta:cell-count="336" meta:object-count="0"/>
  </office:meta>
</office:document-meta>
</file>